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17cm" fo:margin-left="0cm" fo:margin-right="0cm" fo:margin-top="0.22cm" fo:margin-bottom="0.22cm" table:align="margins" style:may-break-between-rows="false"/>
    </style:style>
    <style:style style:name="Table4.A" style:family="table-column">
      <style:table-column-properties style:column-width="2.766cm" style:rel-column-width="10662*"/>
    </style:style>
    <style:style style:name="Table4.B" style:family="table-column">
      <style:table-column-properties style:column-width="14.235cm" style:rel-column-width="54873*"/>
    </style:style>
    <style:style style:name="Table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 style:family="table">
      <style:table-properties style:width="17cm" fo:margin-left="0cm" fo:margin-right="0cm" fo:margin-top="0.22cm" fo:margin-bottom="0.22cm" table:align="margins" style:may-break-between-rows="false"/>
    </style:style>
    <style:style style:name="Table18.A" style:family="table-column">
      <style:table-column-properties style:column-width="2.766cm" style:rel-column-width="10662*"/>
    </style:style>
    <style:style style:name="Table18.B" style:family="table-column">
      <style:table-column-properties style:column-width="14.235cm" style:rel-column-width="54873*"/>
    </style:style>
    <style:style style:name="Table1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7" style:family="table">
      <style:table-properties style:width="17.006cm" fo:margin-left="0cm" fo:margin-right="-0.005cm" fo:margin-top="0.101cm" fo:margin-bottom="0.3cm" table:align="margins" style:may-break-between-rows="false"/>
    </style:style>
    <style:style style:name="Table37.A" style:family="table-column">
      <style:table-column-properties style:column-width="2.768cm" style:rel-column-width="10665*"/>
    </style:style>
    <style:style style:name="Table37.B" style:family="table-column">
      <style:table-column-properties style:column-width="14.238cm" style:rel-column-width="54870*"/>
    </style:style>
    <style:style style:name="Table3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 style:family="table">
      <style:table-properties style:width="17cm" fo:margin-left="0cm" fo:margin-right="0cm" fo:margin-top="0.101cm" fo:margin-bottom="0.3cm" table:align="margins" style:may-break-between-rows="false"/>
    </style:style>
    <style:style style:name="Table20.A" style:family="table-column">
      <style:table-column-properties style:column-width="2.766cm" style:rel-column-width="10661*"/>
    </style:style>
    <style:style style:name="Table20.B" style:family="table-column">
      <style:table-column-properties style:column-width="14.235cm" style:rel-column-width="54874*"/>
    </style:style>
    <style:style style:name="Table2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 style:family="table">
      <style:table-properties style:width="17.006cm" fo:margin-left="0cm" fo:margin-right="-0.005cm" fo:margin-top="0.3cm" fo:margin-bottom="0.3cm" table:align="margins" style:may-break-between-rows="false"/>
    </style:style>
    <style:style style:name="Table22.A" style:family="table-column">
      <style:table-column-properties style:column-width="2.764cm" style:rel-column-width="10649*"/>
    </style:style>
    <style:style style:name="Table22.B" style:family="table-column">
      <style:table-column-properties style:column-width="14.242cm" style:rel-column-width="54886*"/>
    </style:style>
    <style:style style:name="Table2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 style:family="table">
      <style:table-properties style:width="17cm" fo:margin-left="0cm" fo:margin-right="0cm" fo:margin-top="0.109cm" fo:margin-bottom="0.3cm" table:align="margins" style:may-break-between-rows="false"/>
    </style:style>
    <style:style style:name="Table23.A" style:family="table-column">
      <style:table-column-properties style:column-width="2.766cm" style:rel-column-width="10661*"/>
    </style:style>
    <style:style style:name="Table23.B" style:family="table-column">
      <style:table-column-properties style:column-width="14.235cm" style:rel-column-width="54874*"/>
    </style:style>
    <style:style style:name="Table2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 style:family="table">
      <style:table-properties style:width="17cm" fo:margin-left="0cm" fo:margin-right="0cm" fo:margin-top="0.212cm" fo:margin-bottom="0.212cm" table:align="margins" style:may-break-between-rows="false"/>
    </style:style>
    <style:style style:name="Table24.A" style:family="table-column">
      <style:table-column-properties style:column-width="2.766cm" style:rel-column-width="10659*"/>
    </style:style>
    <style:style style:name="Table24.B" style:family="table-column">
      <style:table-column-properties style:column-width="14.235cm" style:rel-column-width="54876*"/>
    </style:style>
    <style:style style:name="Table2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 style:family="table">
      <style:table-properties style:width="17cm" fo:margin-left="0cm" fo:margin-right="0cm" fo:margin-top="0cm" fo:margin-bottom="0.31cm" table:align="margins" style:may-break-between-rows="false"/>
    </style:style>
    <style:style style:name="Table25.A" style:family="table-column">
      <style:table-column-properties style:column-width="2.766cm" style:rel-column-width="10659*"/>
    </style:style>
    <style:style style:name="Table25.B" style:family="table-column">
      <style:table-column-properties style:column-width="14.235cm" style:rel-column-width="54876*"/>
    </style:style>
    <style:style style:name="Table2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 style:family="table">
      <style:table-properties style:width="16.995cm" table:align="left"/>
    </style:style>
    <style:style style:name="Table26.A" style:family="table-column">
      <style:table-column-properties style:column-width="1.214cm"/>
    </style:style>
    <style:style style:name="Table26.B" style:family="table-column">
      <style:table-column-properties style:column-width="15.782cm"/>
    </style:style>
    <style:style style:name="Table26.1" style:family="table-row">
      <style:table-row-properties style:keep-together="false" fo:keep-together="always"/>
    </style:style>
    <style:style style:name="Table26.A1" style:family="table-cell">
      <style:table-cell-properties fo:padding="0cm" fo:border="none"/>
    </style:style>
    <style:style style:name="Table48" style:family="table">
      <style:table-properties style:width="17cm" fo:margin-left="0cm" fo:margin-right="0cm" fo:margin-top="0.199cm" fo:margin-bottom="0.499cm" table:align="margins" style:may-break-between-rows="false"/>
    </style:style>
    <style:style style:name="Table48.A" style:family="table-column">
      <style:table-column-properties style:column-width="2.766cm" style:rel-column-width="10661*"/>
    </style:style>
    <style:style style:name="Table48.B" style:family="table-column">
      <style:table-column-properties style:column-width="14.235cm" style:rel-column-width="54874*"/>
    </style:style>
    <style:style style:name="Table4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 style:family="table">
      <style:table-properties style:width="17.006cm" fo:margin-left="0cm" fo:margin-right="-0.005cm" fo:margin-top="0.3cm" fo:margin-bottom="0.3cm" table:align="margins" style:may-break-between-rows="false"/>
    </style:style>
    <style:style style:name="Table27.A" style:family="table-column">
      <style:table-column-properties style:column-width="2.768cm" style:rel-column-width="10665*"/>
    </style:style>
    <style:style style:name="Table27.B" style:family="table-column">
      <style:table-column-properties style:column-width="14.238cm" style:rel-column-width="54870*"/>
    </style:style>
    <style:style style:name="Table2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6" style:family="table">
      <style:table-properties style:width="17.006cm" fo:margin-left="0cm" fo:margin-right="-0.005cm" fo:margin-top="0.3cm" fo:margin-bottom="0.3cm" table:align="margins" style:may-break-between-rows="false"/>
    </style:style>
    <style:style style:name="Table46.A" style:family="table-column">
      <style:table-column-properties style:column-width="2.768cm" style:rel-column-width="10665*"/>
    </style:style>
    <style:style style:name="Table46.B" style:family="table-column">
      <style:table-column-properties style:column-width="14.238cm" style:rel-column-width="54870*"/>
    </style:style>
    <style:style style:name="Table4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 style:family="table">
      <style:table-properties style:width="15.251cm" table:align="center"/>
    </style:style>
    <style:style style:name="Table28.A" style:family="table-column">
      <style:table-column-properties style:column-width="0.649cm"/>
    </style:style>
    <style:style style:name="Table28.B" style:family="table-column">
      <style:table-column-properties style:column-width="4.196cm"/>
    </style:style>
    <style:style style:name="Table28.C" style:family="table-column">
      <style:table-column-properties style:column-width="0.646cm"/>
    </style:style>
    <style:style style:name="Table28.D" style:family="table-column">
      <style:table-column-properties style:column-width="3.877cm"/>
    </style:style>
    <style:style style:name="Table28.E" style:family="table-column">
      <style:table-column-properties style:column-width="0.933cm"/>
    </style:style>
    <style:style style:name="Table28.F" style:family="table-column">
      <style:table-column-properties style:column-width="4.949cm"/>
    </style:style>
    <style:style style:name="Table28.1" style:family="table-row">
      <style:table-row-properties style:keep-together="false" fo:keep-together="always"/>
    </style:style>
    <style:style style:name="Table28.A1" style:family="table-cell">
      <style:table-cell-properties fo:padding-left="0.102cm" fo:padding-right="0.051cm" fo:padding-top="0.051cm" fo:padding-bottom="0cm" fo:border="none"/>
    </style:style>
    <style:style style:name="Table29" style:family="table">
      <style:table-properties style:width="16.94cm" fo:margin-left="0cm" fo:margin-right="-0.009cm" fo:break-before="page" table:align="margins"/>
    </style:style>
    <style:style style:name="Table29.A" style:family="table-column">
      <style:table-column-properties style:column-width="0.483cm" style:rel-column-width="1871*"/>
    </style:style>
    <style:style style:name="Table29.B" style:family="table-column">
      <style:table-column-properties style:column-width="5.433cm" style:rel-column-width="21015*"/>
    </style:style>
    <style:style style:name="Table29.C" style:family="table-column">
      <style:table-column-properties style:column-width="1.012cm" style:rel-column-width="3915*"/>
    </style:style>
    <style:style style:name="Table29.D" style:family="table-column">
      <style:table-column-properties style:column-width="4.456cm" style:rel-column-width="17239*"/>
    </style:style>
    <style:style style:name="Table29.E" style:family="table-column">
      <style:table-column-properties style:column-width="1.011cm" style:rel-column-width="3907*"/>
    </style:style>
    <style:style style:name="Table29.F" style:family="table-column">
      <style:table-column-properties style:column-width="4.546cm" style:rel-column-width="17588*"/>
    </style:style>
    <style:style style:name="Table29.1" style:family="table-row">
      <style:table-row-properties style:keep-together="false" fo:keep-together="always"/>
    </style:style>
    <style:style style:name="Table29.A1" style:family="table-cell">
      <style:table-cell-properties fo:padding="0.051cm" fo:border="none"/>
    </style:style>
    <style:style style:name="Table30" style:family="table">
      <style:table-properties style:width="17cm" fo:margin-left="0cm" fo:margin-right="0cm" fo:margin-top="0.199cm" fo:margin-bottom="0.4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3" style:family="table">
      <style:table-properties style:width="17.006cm" fo:margin-left="0cm" fo:margin-right="-0.005cm" fo:margin-top="0.3cm" fo:margin-bottom="0.3cm" table:align="margins" style:may-break-between-rows="false"/>
    </style:style>
    <style:style style:name="Table43.A" style:family="table-column">
      <style:table-column-properties style:column-width="2.768cm" style:rel-column-width="10665*"/>
    </style:style>
    <style:style style:name="Table43.B" style:family="table-column">
      <style:table-column-properties style:column-width="14.238cm" style:rel-column-width="54870*"/>
    </style:style>
    <style:style style:name="Table4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1" style:family="table">
      <style:table-properties style:width="17cm" fo:margin-left="0cm" fo:margin-right="0cm" fo:margin-top="0.199cm" fo:margin-bottom="0.4cm" table:align="margins" style:may-break-between-rows="false"/>
    </style:style>
    <style:style style:name="Table31.A" style:family="table-column">
      <style:table-column-properties style:column-width="2.766cm" style:rel-column-width="10661*"/>
    </style:style>
    <style:style style:name="Table31.B" style:family="table-column">
      <style:table-column-properties style:column-width="14.235cm" style:rel-column-width="54874*"/>
    </style:style>
    <style:style style:name="Table3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style:keep-together="false"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style:keep-together="false" fo:keep-together="always"/>
    </style:style>
    <style:style style:name="Tabel8" style:family="table">
      <style:table-properties style:width="17cm" fo:margin-left="0cm" fo:margin-right="0cm" fo:margin-top="0.212cm" fo:margin-bottom="0.212cm" table:align="margins" style:may-break-between-rows="false"/>
    </style:style>
    <style:style style:name="Tabel8.A" style:family="table-column">
      <style:table-column-properties style:column-width="3.438cm" style:rel-column-width="13252*"/>
    </style:style>
    <style:style style:name="Tabel8.B" style:family="table-column">
      <style:table-column-properties style:column-width="13.563cm" style:rel-column-width="52283*"/>
    </style:style>
    <style:style style:name="Tabel8.A1" style:family="table-cell">
      <style:table-cell-properties style:vertical-align="middle" fo:padding="0.15cm" fo:border-left="none" fo:border-right="none" fo:border-top="0.035cm solid #0084d1" fo:border-bottom="0.035cm solid #0084d1"/>
    </style:style>
    <style:style style:name="Table34" style:family="table">
      <style:table-properties style:width="17.006cm" fo:margin-left="0cm" fo:margin-right="-0.005cm" fo:margin-top="0.21cm" fo:margin-bottom="0.3cm" table:align="margins" style:may-break-between-rows="false"/>
    </style:style>
    <style:style style:name="Table34.A" style:family="table-column">
      <style:table-column-properties style:column-width="2.768cm" style:rel-column-width="10665*"/>
    </style:style>
    <style:style style:name="Table34.B" style:family="table-column">
      <style:table-column-properties style:column-width="14.238cm" style:rel-column-width="54870*"/>
    </style:style>
    <style:style style:name="Table3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2" style:family="table">
      <style:table-properties style:width="17.006cm" fo:margin-left="0cm" fo:margin-right="-0.005cm" fo:margin-top="0.3cm" fo:margin-bottom="0.499cm" table:align="margins" style:may-break-between-rows="false"/>
    </style:style>
    <style:style style:name="Table42.A" style:family="table-column">
      <style:table-column-properties style:column-width="2.768cm" style:rel-column-width="10665*"/>
    </style:style>
    <style:style style:name="Table42.B" style:family="table-column">
      <style:table-column-properties style:column-width="14.238cm" style:rel-column-width="54870*"/>
    </style:style>
    <style:style style:name="Table4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2.A2" style:family="table-cell">
      <style:table-cell-properties style:vertical-align="middle" fo:background-color="transparent" fo:padding="0.15cm" fo:border-left="none" fo:border-right="none" fo:border-top="none" fo:border-bottom="0.035cm solid #0084d1">
        <style:background-image/>
      </style:table-cell-properties>
    </style:style>
    <style:style style:name="Table35" style:family="table">
      <style:table-properties style:width="17.059cm" fo:margin-left="0cm" fo:margin-right="-0.058cm" fo:margin-top="0.508cm" fo:margin-bottom="0cm" table:align="margins"/>
    </style:style>
    <style:style style:name="Table35.A" style:family="table-column">
      <style:table-column-properties style:column-width="9.028cm" style:rel-column-width="34681*"/>
    </style:style>
    <style:style style:name="Table35.B" style:family="table-column">
      <style:table-column-properties style:column-width="8.031cm" style:rel-column-width="30854*"/>
    </style:style>
    <style:style style:name="Table35.1" style:family="table-row">
      <style:table-row-properties style:keep-together="false" fo:keep-together="always"/>
    </style:style>
    <style:style style:name="Table35.A1" style:family="table-cell">
      <style:table-cell-properties fo:padding-left="0cm" fo:padding-right="0cm" fo:padding-top="0cm" fo:padding-bottom="0.499cm" fo:border="none"/>
    </style:style>
    <style:style style:name="Table35.3" style:family="table-row">
      <style:table-row-properties style:min-row-height="7.075cm" style:keep-together="false" fo:keep-together="always"/>
    </style:style>
    <style:style style:name="Table36" style:family="table">
      <style:table-properties style:width="17.006cm" fo:margin-left="0cm" fo:margin-right="-0.005cm" fo:margin-top="0.3cm" fo:margin-bottom="0.3cm" table:align="margins" style:may-break-between-rows="false"/>
    </style:style>
    <style:style style:name="Table36.A" style:family="table-column">
      <style:table-column-properties style:column-width="2.768cm" style:rel-column-width="10665*"/>
    </style:style>
    <style:style style:name="Table36.B" style:family="table-column">
      <style:table-column-properties style:column-width="14.238cm" style:rel-column-width="54870*"/>
    </style:style>
    <style:style style:name="Table3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0" style:family="table">
      <style:table-properties style:width="17cm" fo:margin-left="0cm" fo:margin-right="0cm" fo:margin-top="0.25cm" fo:margin-bottom="0.4cm" table:align="margins" style:may-break-between-rows="false"/>
    </style:style>
    <style:style style:name="Table40.A" style:family="table-column">
      <style:table-column-properties style:column-width="2.766cm" style:rel-column-width="10660*"/>
    </style:style>
    <style:style style:name="Table40.B" style:family="table-column">
      <style:table-column-properties style:column-width="14.235cm" style:rel-column-width="54875*"/>
    </style:style>
    <style:style style:name="Table4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8" style:family="table">
      <style:table-properties style:width="17.006cm" fo:margin-left="0cm" fo:margin-right="-0.005cm" fo:margin-top="0.3cm" fo:margin-bottom="0.499cm" table:align="margins" style:may-break-between-rows="false"/>
    </style:style>
    <style:style style:name="Table38.A" style:family="table-column">
      <style:table-column-properties style:column-width="2.768cm" style:rel-column-width="10665*"/>
    </style:style>
    <style:style style:name="Table38.B" style:family="table-column">
      <style:table-column-properties style:column-width="14.238cm" style:rel-column-width="54870*"/>
    </style:style>
    <style:style style:name="Table3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1" style:family="table">
      <style:table-properties style:width="17.006cm" fo:margin-left="0cm" fo:margin-right="-0.005cm" fo:margin-top="0.3cm" fo:margin-bottom="0.499cm" table:align="margins" style:may-break-between-rows="false"/>
    </style:style>
    <style:style style:name="Table41.A" style:family="table-column">
      <style:table-column-properties style:column-width="2.768cm" style:rel-column-width="10665*"/>
    </style:style>
    <style:style style:name="Table41.B" style:family="table-column">
      <style:table-column-properties style:column-width="14.238cm" style:rel-column-width="54870*"/>
    </style:style>
    <style:style style:name="Table4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9" style:family="table">
      <style:table-properties style:width="17.006cm" fo:margin-left="0cm" fo:margin-right="-0.005cm" fo:margin-top="0.3cm" fo:margin-bottom="0.3cm" table:align="margins" style:may-break-between-rows="false"/>
    </style:style>
    <style:style style:name="Table39.A" style:family="table-column">
      <style:table-column-properties style:column-width="2.768cm" style:rel-column-width="10665*"/>
    </style:style>
    <style:style style:name="Table39.B" style:family="table-column">
      <style:table-column-properties style:column-width="14.238cm" style:rel-column-width="54870*"/>
    </style:style>
    <style:style style:name="Table3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4" style:family="table">
      <style:table-properties style:width="17.006cm" fo:margin-left="0cm" fo:margin-right="-0.005cm" fo:margin-top="0.3cm" fo:margin-bottom="0.3cm" table:align="margins" style:may-break-between-rows="false"/>
    </style:style>
    <style:style style:name="Table44.A" style:family="table-column">
      <style:table-column-properties style:column-width="2.768cm" style:rel-column-width="10665*"/>
    </style:style>
    <style:style style:name="Table44.B" style:family="table-column">
      <style:table-column-properties style:column-width="14.238cm" style:rel-column-width="54870*"/>
    </style:style>
    <style:style style:name="Table4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font-weight="normal"/>
    </style:style>
    <style:style style:name="P5" style:family="paragraph" style:parent-style-name="OOoTextBody">
      <style:text-properties fo:font-weight="normal" style:font-weight-asian="normal" style:font-weight-complex="normal"/>
    </style:style>
    <style:style style:name="P6" style:family="paragraph" style:parent-style-name="OOoTextBody">
      <style:paragraph-properties loext:contextual-spacing="false"/>
      <style:text-properties fo:font-weight="normal" style:font-weight-asian="normal" style:font-weight-complex="normal"/>
    </style:style>
    <style:style style:name="P7" style:family="paragraph" style:parent-style-name="OOoTextBody">
      <style:paragraph-properties loext:contextual-spacing="false"/>
    </style:style>
    <style:style style:name="P8" style:family="paragraph" style:parent-style-name="OOoTextBody">
      <style:paragraph-properties loext:contextual-spacing="false" fo:keep-together="always" fo:orphans="0" fo:widows="0"/>
    </style:style>
    <style:style style:name="P9" style:family="paragraph" style:parent-style-name="OOoTextBody">
      <style:paragraph-properties>
        <style:tab-stops>
          <style:tab-stop style:position="10.425cm"/>
        </style:tab-stops>
      </style:paragraph-properties>
    </style:style>
    <style:style style:name="P10" style:family="paragraph" style:parent-style-name="OOoTableText">
      <style:paragraph-properties loext:contextual-spacing="false"/>
    </style:style>
    <style:style style:name="P11" style:family="paragraph" style:parent-style-name="OOoTableText">
      <style:paragraph-properties fo:text-align="center" style:justify-single-word="false"/>
    </style:style>
    <style:style style:name="P12" style:family="paragraph" style:parent-style-name="OOoTextBody">
      <style:paragraph-properties loext:contextual-spacing="false" fo:keep-with-next="auto"/>
    </style:style>
    <style:style style:name="P13" style:family="paragraph" style:parent-style-name="OOoTextBody">
      <style:paragraph-properties loext:contextual-spacing="false" fo:keep-with-next="always"/>
    </style:style>
    <style:style style:name="P14" style:family="paragraph" style:parent-style-name="OOoFigureCaption">
      <style:paragraph-properties loext:contextual-spacing="false" fo:margin-top="0cm" fo:margin-bottom="0cm"/>
    </style:style>
    <style:style style:name="P15" style:family="paragraph" style:parent-style-name="OOoFigureCaption">
      <style:paragraph-properties loext:contextual-spacing="false" fo:margin-top="0cm" fo:margin-bottom="0cm" fo:text-align="center" style:justify-single-word="false"/>
    </style:style>
    <style:style style:name="P16" style:family="paragraph" style:parent-style-name="OOoFigureCaption" style:master-page-name="">
      <style:paragraph-properties loext:contextual-spacing="false" fo:margin-top="0cm" fo:margin-bottom="0cm" style:page-number="auto"/>
    </style:style>
    <style:style style:name="P17" style:family="paragraph" style:parent-style-name="OOoTextBody_5f_ListIntro" style:master-page-name="">
      <style:paragraph-properties style:page-number="auto" fo:keep-with-next="always"/>
    </style:style>
    <style:style style:name="P18" style:family="paragraph" style:parent-style-name="OOoFigure" style:master-page-name="">
      <style:paragraph-properties style:page-number="auto"/>
    </style:style>
    <style:style style:name="P19" style:family="paragraph" style:parent-style-name="OOoFigureCaption" style:master-page-name="">
      <style:paragraph-properties fo:text-align="center" style:justify-single-word="false" style:page-number="auto"/>
    </style:style>
    <style:style style:name="P20" style:family="paragraph" style:parent-style-name="OOoTextBody_5f_ListIntro" style:master-page-name="">
      <style:paragraph-properties style:page-number="auto" fo:keep-with-next="auto"/>
    </style:style>
    <style:style style:name="P21" style:family="paragraph" style:parent-style-name="OOoTextBody_5f_ListIntro" style:master-page-name="">
      <style:paragraph-properties fo:keep-together="always" fo:orphans="0" fo:widows="0" style:page-number="auto" fo:keep-with-next="auto"/>
    </style:style>
    <style:style style:name="P22" style:family="paragraph" style:parent-style-name="OOoTextBody" style:master-page-name="">
      <style:paragraph-properties fo:keep-together="auto" fo:orphans="2" fo:widows="2" style:page-number="auto" fo:keep-with-next="auto"/>
    </style:style>
    <style:style style:name="P23" style:family="paragraph" style:parent-style-name="OOoTextBody" style:master-page-name="">
      <style:paragraph-properties fo:keep-together="always" fo:orphans="0" fo:widows="0" style:page-number="auto"/>
    </style:style>
    <style:style style:name="P24" style:family="paragraph" style:parent-style-name="OOoTextBody" style:master-page-name="">
      <style:paragraph-properties fo:keep-together="auto" fo:orphans="2" fo:widows="2" style:page-number="auto"/>
    </style:style>
    <style:style style:name="P25" style:family="paragraph" style:parent-style-name="OOoList_5f_TextBody_5f_L1" style:master-page-name="">
      <style:paragraph-properties loext:contextual-spacing="false" fo:margin-top="0cm" fo:margin-bottom="0.3cm" style:page-number="auto"/>
    </style:style>
    <style:style style:name="P26" style:family="paragraph" style:parent-style-name="Table_20_Contents">
      <style:paragraph-properties fo:text-align="start" style:justify-single-word="false"/>
      <style:text-properties fo:font-size="14pt"/>
    </style:style>
    <style:style style:name="P27" style:family="paragraph" style:parent-style-name="OOoDefinition">
      <style:paragraph-properties loext:contextual-spacing="false" fo:margin-top="0cm" fo:margin-bottom="0.109cm"/>
    </style:style>
    <style:style style:name="P28" style:family="paragraph" style:parent-style-name="OOoDefinition" style:master-page-name="">
      <style:paragraph-properties fo:margin-left="0.64cm" fo:margin-right="-0.199cm" fo:text-indent="0cm" style:auto-text-indent="false" style:page-number="auto"/>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fo:font-weight="normal" style:font-weight-complex="normal"/>
    </style:style>
    <style:style style:name="P31" style:family="paragraph" style:parent-style-name="OOoFigure">
      <style:paragraph-properties style:shadow="none"/>
    </style:style>
    <style:style style:name="P32" style:family="paragraph" style:parent-style-name="OOoFigure">
      <style:paragraph-properties loext:contextual-spacing="false" fo:margin-top="0cm" fo:margin-bottom="0.21cm">
        <style:tab-stops/>
      </style:paragraph-properties>
    </style:style>
    <style:style style:name="P33" style:family="paragraph" style:parent-style-name="OOoFigure" style:master-page-name="">
      <style:paragraph-properties loext:contextual-spacing="false" fo:margin-top="0cm" fo:margin-bottom="0.21cm" style:page-number="auto"/>
    </style:style>
    <style:style style:name="P34" style:family="paragraph" style:parent-style-name="OOoFigure" style:master-page-name="">
      <style:paragraph-properties loext:contextual-spacing="false" fo:margin-top="0.109cm" fo:margin-bottom="0.21cm" style:page-number="auto"/>
    </style:style>
    <style:style style:name="P35" style:family="paragraph" style:parent-style-name="OOoFigure" style:master-page-name="">
      <style:paragraph-properties loext:contextual-spacing="false" fo:margin-left="0cm" fo:margin-right="0cm" fo:margin-top="0.21cm" fo:margin-bottom="0.51cm" fo:text-indent="0cm" style:auto-text-indent="false" style:page-number="auto"/>
    </style:style>
    <style:style style:name="P36" style:family="paragraph" style:parent-style-name="OOoFigure" style:master-page-name="">
      <style:paragraph-properties fo:margin-left="0cm" fo:margin-right="0cm" fo:text-indent="0cm" style:auto-text-indent="false" style:page-number="auto"/>
    </style:style>
    <style:style style:name="P37" style:family="paragraph" style:parent-style-name="OOoFigureCaption" style:master-page-name="">
      <style:paragraph-properties fo:margin-left="0cm" fo:margin-right="0cm" fo:text-indent="0cm" style:auto-text-indent="false" style:page-number="auto"/>
      <style:text-properties fo:font-style="italic"/>
    </style:style>
    <style:style style:name="P38" style:family="paragraph" style:parent-style-name="OOoFigureCaption">
      <style:paragraph-properties loext:contextual-spacing="false" fo:margin-left="0cm" fo:margin-right="0cm" fo:margin-top="0cm" fo:margin-bottom="0cm" fo:text-indent="0cm" style:auto-text-indent="false"/>
      <style:text-properties fo:font-style="italic"/>
    </style:style>
    <style:style style:name="P39" style:family="paragraph" style:parent-style-name="Standard">
      <style:paragraph-properties loext:contextual-spacing="false" fo:margin-left="0cm" fo:margin-right="0cm" fo:margin-top="0cm" fo:margin-bottom="0cm" fo:text-align="end" style:justify-single-word="false" fo:text-indent="0cm" style:auto-text-indent="false"/>
    </style:style>
    <style:style style:name="P40" style:family="paragraph" style:parent-style-name="OOoFigureCaption">
      <style:paragraph-properties fo:margin-left="0cm" fo:margin-right="0cm" fo:text-indent="0cm" style:auto-text-indent="false"/>
      <style:text-properties fo:font-style="italic"/>
    </style:style>
    <style:style style:name="P41" style:family="paragraph" style:parent-style-name="OOoTextBody">
      <style:paragraph-properties fo:margin-left="0cm" fo:margin-right="0cm" fo:text-indent="0cm" style:auto-text-indent="false"/>
    </style:style>
    <style:style style:name="P42" style:family="paragraph" style:parent-style-name="Standard">
      <style:paragraph-properties fo:margin-left="0cm" fo:margin-right="0cm" fo:text-align="end" style:justify-single-word="false" fo:text-indent="0cm" style:auto-text-indent="false"/>
    </style:style>
    <style:style style:name="P43" style:family="paragraph" style:parent-style-name="OOoFigure">
      <style:paragraph-properties loext:contextual-spacing="false" fo:margin-top="0.21cm" fo:margin-bottom="0.409cm"/>
    </style:style>
    <style:style style:name="P44" style:family="paragraph" style:parent-style-name="OOoFigureCaption">
      <style:paragraph-properties fo:text-align="start" style:justify-single-word="false"/>
    </style:style>
    <style:style style:name="P45" style:family="paragraph" style:parent-style-name="OOoFigureCaption">
      <style:paragraph-properties fo:text-align="center" style:justify-single-word="false"/>
    </style:style>
    <style:style style:name="P46" style:family="paragraph" style:parent-style-name="OOoFigureCaption">
      <style:paragraph-properties loext:contextual-spacing="false" fo:margin-top="0.101cm" fo:margin-bottom="0cm"/>
    </style:style>
    <style:style style:name="P47" style:family="paragraph" style:parent-style-name="OOoFigureCaption">
      <style:paragraph-properties loext:contextual-spacing="false" fo:margin-top="0.199cm" fo:margin-bottom="0.25cm">
        <style:tab-stops/>
      </style:paragraph-properties>
    </style:style>
    <style:style style:name="P48" style:family="paragraph" style:parent-style-name="OOoTextBody">
      <style:paragraph-properties fo:margin-left="1.281cm" fo:margin-right="0cm" fo:text-indent="-0.64cm" style:auto-text-indent="false">
        <style:tab-stops/>
      </style:paragraph-properties>
    </style:style>
    <style:style style:name="P49" style:family="paragraph" style:parent-style-name="OOoTextBody" style:master-page-name="">
      <style:paragraph-properties loext:contextual-spacing="false" fo:margin-top="0cm" fo:margin-bottom="0.31cm" style:page-number="auto" fo:keep-with-next="always"/>
    </style:style>
    <style:style style:name="P50" style:family="paragraph" style:parent-style-name="OOoNum_20_123_20_End" style:list-style-name="OOoNum_20_123"/>
    <style:style style:name="P51" style:family="paragraph" style:parent-style-name="OOoNum_20_123_20_End" style:list-style-name="OOoNum_20_123">
      <style:paragraph-properties loext:contextual-spacing="false"/>
    </style:style>
    <style:style style:name="P52" style:family="paragraph" style:parent-style-name="OOoNum_20_123_20_End">
      <style:paragraph-properties loext:contextual-spacing="false"/>
    </style:style>
    <style:style style:name="P53" style:family="paragraph" style:parent-style-name="OOoNum_20_123_20_Cont." style:list-style-name="OOoNum_20_123"/>
    <style:style style:name="P54" style:family="paragraph" style:parent-style-name="OOoNum_20_123_20_Cont." style:list-style-name="OOoNum_20_123">
      <style:paragraph-properties loext:contextual-spacing="false"/>
    </style:style>
    <style:style style:name="P55" style:family="paragraph" style:parent-style-name="OOoNum_20_123_20_Cont.">
      <style:paragraph-properties loext:contextual-spacing="false"/>
    </style:style>
    <style:style style:name="P56" style:family="paragraph" style:parent-style-name="OOoNum_20_123_20_Start" style:list-style-name="OOoNum_20_123"/>
    <style:style style:name="P57" style:family="paragraph" style:parent-style-name="OOoNum_20_123_20_Start">
      <style:paragraph-properties loext:contextual-spacing="false"/>
    </style:style>
    <style:style style:name="P58" style:family="paragraph" style:parent-style-name="OOoNum_20_123_20_Start" style:master-page-name="">
      <style:paragraph-properties style:page-number="auto" fo:keep-with-next="always"/>
    </style:style>
    <style:style style:name="P59" style:family="paragraph" style:parent-style-name="OOoHeading_20_2">
      <style:paragraph-properties loext:contextual-spacing="false" fo:margin-top="0.49cm" fo:margin-bottom="0.51cm"/>
    </style:style>
    <style:style style:name="P60" style:family="paragraph" style:parent-style-name="OOoHeading_20_2" style:list-style-name="" style:master-page-name="">
      <style:paragraph-properties style:page-number="auto" fo:keep-with-next="always"/>
    </style:style>
    <style:style style:name="P61" style:family="paragraph" style:parent-style-name="OOoHeading_20_2" style:master-page-name="">
      <style:paragraph-properties style:page-number="auto"/>
    </style:style>
    <style:style style:name="P62" style:family="paragraph" style:parent-style-name="OOoHeading_20_0" style:master-page-name="OOoPageStyle">
      <style:paragraph-properties style:page-number="auto"/>
    </style:style>
    <style:style style:name="P63" style:family="paragraph" style:parent-style-name="OOoList_20_1_20_Cont." style:list-style-name="OOoBullets_20_1"/>
    <style:style style:name="P64" style:family="paragraph" style:parent-style-name="OOoList_20_1_20_Cont." style:list-style-name="OOoBullets_20_1">
      <style:paragraph-properties loext:contextual-spacing="false"/>
    </style:style>
    <style:style style:name="P65" style:family="paragraph" style:parent-style-name="OOoList_20_1_20_Cont." style:master-page-name="">
      <style:paragraph-properties fo:margin-top="0cm" fo:margin-bottom="0cm" style:page-number="auto"/>
    </style:style>
    <style:style style:name="P66" style:family="paragraph" style:parent-style-name="OOoList_20_1_20_Start" style:list-style-name="OOoBullets_20_1"/>
    <style:style style:name="P67" style:family="paragraph" style:parent-style-name="OOoList_20_1_20_Start" style:list-style-name="OOoBullets_20_1">
      <style:paragraph-properties loext:contextual-spacing="false"/>
    </style:style>
    <style:style style:name="P68" style:family="paragraph" style:parent-style-name="OOoList_20_1_20_Start">
      <style:paragraph-properties loext:contextual-spacing="false"/>
    </style:style>
    <style:style style:name="P69" style:family="paragraph" style:parent-style-name="OOoList_20_1_20_Start" style:master-page-name="">
      <style:paragraph-properties style:page-number="auto" fo:keep-with-next="always"/>
    </style:style>
    <style:style style:name="P70" style:family="paragraph" style:parent-style-name="OOoList_20_1_20_End">
      <style:paragraph-properties fo:margin-left="1.27cm" fo:margin-right="0cm" fo:text-indent="-0.66cm" style:auto-text-indent="false"/>
    </style:style>
    <style:style style:name="P71" style:family="paragraph" style:parent-style-name="OOoTextBody" style:list-style-name="L1"/>
    <style:style style:name="P72" style:family="paragraph">
      <style:paragraph-properties fo:text-align="center"/>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font-style-asian="italic" style:font-style-complex="italic"/>
    </style:style>
    <style:style style:name="T17" style:family="text">
      <style:text-properties style:use-window-font-color="true" loext:opacity="0%"/>
    </style:style>
    <style:style style:name="T18" style:family="text">
      <style:text-properties style:font-name="Wingdings" fo:font-style="normal" style:font-style-asian="normal" style:font-style-complex="normal"/>
    </style:style>
    <style:style style:name="T19" style:family="text">
      <style:text-properties fo:color="#000000" fo:font-weight="bold" style:font-weight-asian="bold" style:font-weight-complex="bold" loext:opacity="100%"/>
    </style:style>
    <style:style style:name="T20" style:family="text">
      <style:text-properties fo:font-size="10pt" style:font-size-asian="10pt" style:font-size-complex="10pt"/>
    </style:style>
    <style:style style:name="T21" style:family="text">
      <style:text-properties style:font-name="DejaVu Serif1" fo:font-size="11pt" fo:language="en" fo:country="US" fo:font-weight="bold" style:letter-kerning="true" style:font-size-asian="11pt"/>
    </style:style>
    <style:style style:name="T22" style:family="text">
      <style:text-properties style:font-name="DejaVu Serif1" fo:font-size="11pt" fo:language="en" fo:country="US" fo:font-weight="bold" style:letter-kerning="true" style:font-size-asian="11pt" style:font-weight-asian="normal" style:font-weight-complex="normal"/>
    </style:style>
    <style:style style:name="T23"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Frame">
      <style:graphic-properties fo:margin-left="0.3cm" fo:margin-right="0cm" fo:margin-top="0cm" fo:margin-bottom="0.6cm" style:wrap="left" style:number-wrapped-paragraphs="no-limit" style:vertical-pos="from-top" style:vertical-rel="paragraph" style:horizontal-pos="from-left" style:horizontal-rel="paragraph" fo:padding="0cm" fo:border="none"/>
    </style:style>
    <style:style style:name="fr9" style:family="graphic" style:parent-style-name="Frame">
      <style:graphic-properties style:wrap="none" style:vertical-pos="from-top" style:horizontal-pos="center"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cm, 0.3cm, 0cm, 0.3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80" style:shadow="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cm, 0cm, 0.259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28" style:family="graphic" style:parent-style-name="Graphics">
      <style:graphic-properties style:vertical-pos="from-top" style:horizontal-pos="center" style:horizontal-rel="paragraph" fo:padding="0cm" fo:border="0.009cm solid #000000" style:shadow="none" style:mirror="none" fo:clip="rect(0.041cm, 0cm, 0.079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101cm" svg:stroke-color="#80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32739244" text:key1="Writer"/>features<text:alphabetical-index-mark text:string-value="workspace" text:key1="Writer"/><text:alphabetical-index-mark-end text:id="IMark32739244"/><text:alphabetical-index-mark text:string-value="Writer" text:key1="features"/>:</text:p>
      <text:list xml:id="list255869810061948412"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15.535cm" draw:z-index="6">
     <draw:text-box fo:min-height="8.985cm">
      <text:p text:style-name="OOoFigureCaption"><draw:frame draw:style-name="fr10" draw:name="graphics39" text:anchor-type="as-char" svg:width="15.535cm" svg:height="8.461cm" draw:z-index="7"><draw:image xlink:href="Pictures/100002010000025800000141AE695D5E.png" xlink:type="simple" xlink:show="embed" xlink:actuate="onLoad"/>
       </draw:frame></text:p>
      <text:p text:style-name="OOoFigureCaption">Figure <text:sequence text:ref-name="refFigure0" text:name="Figure" text:formula="ooow:Figure+1" style:num-format="1">1</text:sequence>: The main Writer workspace in Print Layout view</text:p>
     </draw:text-box>
    </draw:frame></text:p>
      <text:h text:style-name="OOoHeading_20_2" text:outline-level="3">Status Bar</text:h>
      <text:p text:style-name="OOoTextBody">The Writer <text:alphabetical-index-mark-start text:id="IMark32723448" text:key1="Writer"/><text:alphabetical-index-mark text:string-value="Writer" text:key1="status bar"/>status bar<text:alphabetical-index-mark-end text:id="IMark32723448"/> provides information about the document and convenient ways to quickly change some document features.</text:p>
      <text:p text:style-name="OOoFigure"><draw:frame draw:style-name="fr2" draw:name="Frame28" text:anchor-type="as-char" svg:width="13.407cm" draw:z-index="12">
     <draw:text-box fo:min-height="3.074cm">
      <text:p text:style-name="OOoFigureCaption"><draw:frame draw:style-name="fr11" draw:name="graphics40" text:anchor-type="as-char" svg:width="13.45cm" svg:height="2.42cm" draw:z-index="13"><draw:image xlink:href="Pictures/10000201000001D100000054FF95BD04.png" xlink:type="simple" xlink:show="embed" xlink:actuate="onLoad"/>
       </draw:frame></text:p>
      <text:p text:style-name="OOoFigureCaption">Figure <text:sequence text:ref-name="refFigure1" text:name="Figure" text:formula="ooow:Figure+1" style:num-format="1">2</text:sequence>: Left end of status bar</text:p>
     </draw:text-box>
    </draw:frame></text:p>
      <text:p text:style-name="OOoDefinitionTerm">Page number</text:p>
      <text:p text:style-name="P27">Shows the current page number, the sequence number of the current page (if different), and the total number of pages in the document. For example, if you restarted page numbering at 1 on the third page, its page number is 1 and its sequence number is 3.</text:p>
      <text:p text:style-name="P27">If any bookmarks have been defined in the document, a right-click on this field pops up a list of bookmarks; click on the required one.</text:p>
      <text:p text:style-name="P27">To jump to a specific page in the document, double-click on this field. The Navigator opens. Click in the Page Number field and type the <text:span text:style-name="OOoEmphasis">sequence</text:span> number of the required page.<text:span text:style-name="T2"> After a brief delay, the display jumps to the selected page.</text:span></text:p>
      <text:p text:style-name="OOoDefinitionTerm">Page style</text:p>
      <text:p text:style-name="P27">Shows the style of the current page. To change the page style, right-click on this field. A list of page styles pops up; choose a different style by clicking on it.</text:p>
      <text:p text:style-name="P27">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5"> (Do </text:span></text:span><text:soft-page-break/><text:span text:style-name="OOoMenuPath"><text:span text:style-name="T5">not check spelling)</text:span></text:span> to exclude the text from a spelling check or choose <text:span text:style-name="OOoMenuPath">More…</text:span> to open the Character dialog.</text:p>
      <text:p text:style-name="OOoDefinitionTerm">Insert mode</text:p>
      <text:p text:style-name="P27">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14.27cm" draw:z-index="14">
     <draw:text-box fo:min-height="3.141cm">
      <text:p text:style-name="OOoFigureCaption"><draw:frame draw:style-name="fr12" draw:name="graphics41" text:anchor-type="paragraph" svg:x="0cm" svg:y="0cm" svg:width="14.27cm" svg:height="2.641cm" draw:z-index="19"><draw:image xlink:href="Pictures/10000201000001E6000000629D0919AF.png" xlink:type="simple" xlink:show="embed" xlink:actuate="onLoad"/>
       </draw:frame>Figure <text:sequence text:ref-name="refFigure2" text:name="Figure" text:formula="ooow:Figure+1" style:num-format="1">3</text:sequence>: Right end of status bar</text:p>
     </draw:text-box>
    </draw:frame></text:p>
      <text:p text:style-name="OOoDefinitionTerm">Digital signature</text:p>
      <text:p text:style-name="OOoDefinition">If the document has been digitally signed, an icon <draw:frame draw:style-name="fr13" draw:name="graphics43" text:anchor-type="as-char" svg:y="-0.626cm" svg:width="0.7cm" svg:height="0.58cm" draw:z-index="20"><draw:image xlink:href="Pictures/100000000000001600000012A08BF244.png" xlink:type="simple" xlink:show="embed" xlink:actuate="onLoad"/>
    </draw:frame> shows here. You can double-click the icon to view the certificate.</text:p>
      <text:p text:style-name="OOoDefinitionTerm">Section or object information</text:p>
      <text:p text:style-name="P2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12.501cm" draw:z-index="21">
     <draw:text-box fo:min-height="8.722cm">
      <text:p text:style-name="OOoFigureCaption"><draw:frame draw:style-name="fr14" draw:name="graphics44" text:anchor-type="paragraph" svg:x="0.004cm" svg:y="0.002cm" svg:width="12.501cm" svg:height="8.64cm" draw:z-index="22"><draw:image xlink:href="Pictures/1000020100000218000001762632EDCA.png" xlink:type="simple" xlink:show="embed" xlink:actuate="onLoad"/>
       </draw:frame>Figure <text:sequence text:ref-name="refFigure3" text:name="Figure" text:formula="ooow:Figure+1" style:num-format="1">4</text:sequence>: View layouts: single, side-by-side, book.</text:p>
     </draw:text-box>
    </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10" draw:name="graphics45" text:anchor-type="as-char" svg:width="5.775cm" svg:height="0.751cm" draw:z-index="23"><draw:image xlink:href="Pictures/10000201000000C80000001AFDBE10AC.png" xlink:type="simple" xlink:show="embed" xlink:actuate="onLoad"/>
    </draw:frame></text:p>
      <text:h text:style-name="OOoHeading_20_1" text:outline-level="2">Changing D<text:alphabetical-index-mark text:string-value="document Views" text:key1="Writer"/><text:alphabetical-index-mark text:string-value="document Views"/>ocument Views</text:h>
      <text:p text:style-name="OOoTextBody">Writer has several ways to view a document: Print Layout, Web Layout, and Full Screen. To access these and other choices, go to the <text:span text:style-name="OOoStrongEmphasis">View</text:span> men<text:span text:style-name="T2">u and click on the required view. (When in Full Screen view, press the </text:span><text:span text:style-name="OOoKeystroke"><text:span text:style-name="T2">Esc</text:span></text:span><text:span text:style-name="T2"> key to return to either Print or Web Layout view.)</text:span></text:p>
      <text:p text:style-name="P5">When in Print Layout, you can use both the <text:alphabetical-index-mark text:string-value="zoom"/>Zoom slider and the View Layout icons on the status bar. In Web Layout, you can use the Zoom slider.</text:p>
      <text:p text:style-name="P6">You can also choose <text:span text:style-name="OOoMenuPath">View </text:span><text:span text:style-name="OOoMenuPath"><text:span text:style-name="T21">&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rame33" text:anchor-type="as-char" svg:width="13.665cm" draw:z-index="26">
     <draw:text-box fo:min-height="7.117cm">
      <text:p text:style-name="OOoFigureCaption"><draw:frame draw:style-name="fr11" draw:name="graphics48" text:anchor-type="as-char" svg:width="13.665cm" svg:height="6.553cm" draw:z-index="27"><draw:image xlink:href="Pictures/1000000000000204000000F87EFF7750.png" xlink:type="simple" xlink:show="embed" xlink:actuate="onLoad"/>
       </draw:frame></text:p>
      <text:p text:style-name="OOoFigureCaption">Figure <text:sequence text:ref-name="refFigure4" text:name="Figure" text:formula="ooow:Figure+1" style:num-format="1">5</text:sequence>: Choosing Zoom and View Layout options.</text:p>
     </draw:text-box>
    </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32723448"/><text:alphabetical-index-mark-start text:id="IMark32723640" text:key1="Writer"/>Navigation toolbar<text:alphabetical-index-mark-end text:id="IMark32723640"/><text:alphabetical-index-mark-end text:id="IMark32723448"/> by clicking on the small Navigation icon near the lower right-hand corner of the window below the vertical scroll bar, as shown in <text:sequence-ref text:reference-format="category-and-value" text:ref-name="refFigure5">Figure 6</text:sequence-ref>.</text:p>
      <text:p text:style-name="P29"><draw:frame draw:style-name="fr3" draw:name="Frame34" text:anchor-type="as-char" svg:width="8.952cm" draw:z-index="28">
     <draw:text-box fo:min-height="4.576cm">
      <text:p text:style-name="OOoFigureCaption"><draw:frame draw:style-name="fr15" draw:name="graphics49" text:anchor-type="as-char" svg:width="8.952cm" svg:height="3.792cm" draw:z-index="30"><draw:image xlink:href="Pictures/1000020100000156000000919C988399.png" xlink:type="simple" xlink:show="embed" xlink:actuate="onLoad"/>
       </draw:frame></text:p>
      <text:p text:style-name="OOoFigureCaption">Figure <text:sequence text:ref-name="refFigure5" text:name="Figure" text:formula="ooow:Figure+1" style:num-format="1">6</text:sequence>: <text:alphabetical-index-mark-start text:id="IMark32735740"/><text:alphabetical-index-mark-start text:id="IMark32735548" text:key1="Writer"/>Navigation icons<text:alphabetical-index-mark-end text:id="IMark32735548"/><text:alphabetical-index-mark-end text:id="IMark32735740"/></text:p>
     </draw:text-box>
    </draw:frame></text:p>
      <text:p text:style-name="P5">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0"><draw:frame draw:style-name="fr2" draw:name="Frame40" text:anchor-type="as-char" svg:width="6.909cm" draw:z-index="31">
     <draw:text-box fo:min-height="3.635cm">
      <text:p text:style-name="OOoFigureCaption"><draw:frame draw:style-name="fr16" draw:name="graphics50" text:anchor-type="paragraph" svg:x="0.004cm" svg:y="0.002cm" svg:width="6.906cm" svg:height="2.963cm" draw:z-index="32"><draw:image xlink:href="Pictures/100000000000010500000070F83E906E.png" xlink:type="simple" xlink:show="embed" xlink:actuate="onLoad"/>
       </draw:frame>Figure <text:sequence text:ref-name="refFigure6" text:name="Figure" text:formula="ooow:Figure+1" style:num-format="1">7</text:sequence>: Navigation toolbar</text:p>
     </draw:text-box>
    </draw:frame></text:p>
      <text:p text:style-name="OOoTextBody"><text:span text:style-name="T2">Click an icon to select that object type. Now all the </text:span><text:span text:style-name="OOoMenuPath"><text:span text:style-name="T3">Previous</text:span></text:span><text:span text:style-name="T2"> and </text:span><text:span text:style-name="OOoMenuPath"><text:span text:style-name="T3">Next</text:span></text:span><text:span text:style-name="T2">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2">tooltips) change to match the selected category; for example, </text:span><text:span text:style-name="OOoMenuPath"><text:span text:style-name="T3">Next Graphic</text:span></text:span><text:span text:style-name="T2">, </text:span><text:span text:style-name="OOoMenuPath"><text:span text:style-name="T3">Next Bookmark</text:span></text:span><text:span text:style-name="T2">, or </text:span><text:span text:style-name="OOoMenuPath"><text:span text:style-name="T3">Continue search forward</text:span></text:span><text:span text:style-name="T2">.</text:span></text:p>
      <text:p text:style-name="OOoTextBody"><text:span text:style-name="T2">For more uses of the Navigator in Writer, see the </text:span><text:span text:style-name="OOoEmphasis"><text:span text:style-name="T2">Writer Guide</text:span></text:span><text:span text:style-name="T2">.</text:span></text:p>
      <text:h text:style-name="OOoHeading_20_1" text:outline-level="2">Working with Documents</text:h>
      <text:p text:style-name="P21">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3137338288616740457" text:style-name="OOoNum_20_123">
        <text:list-item text:start-value="1">
          <text:p text:style-name="P56"><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0">Then choose <text:span text:style-name="OOoMenuPath">File </text:span><text:span text:style-name="OOoMenuPath"><text:span text:style-name="T21">&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1"><draw:frame draw:style-name="fr17" draw:name="graphics22" text:anchor-type="as-char" svg:y="-0.669cm" svg:width="1.094cm" svg:height="1.011cm" draw:z-index="33"><draw:image xlink:href="Pictures/10000201000000500000004A5CA4FE42.png" xlink:type="simple" xlink:show="embed" xlink:actuate="onLoad"/>
       </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1"><draw:frame draw:style-name="fr4" draw:name="Frame35" text:anchor-type="as-char" svg:y="-8.948cm" svg:width="13.993cm" draw:z-index="0">
     <draw:text-box fo:min-height="10.4cm">
      <text:p text:style-name="OOoFigureCaption"><draw:frame draw:style-name="fr10" draw:name="graphics52" text:anchor-type="as-char" svg:width="13.993cm" svg:height="9.758cm" draw:z-index="34"><draw:image xlink:href="Pictures/10000000000003C0000002DFA9EFA746.png" xlink:type="simple" xlink:show="embed" xlink:actuate="onLoad"/>
       </draw:frame>Figure <text:sequence text:ref-name="refFigure7" text:name="Figure" text:formula="ooow:Figure+1" style:num-format="1">8</text:sequence>. Saving a file in Microsoft Word format</text:p>
     </draw:text-box>
    </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P10">To have Apache OpenOffice save documents by default in the Microsoft Word file format, go to <text:span text:style-name="OOoMenuPath">Tools </text:span><text:span text:style-name="OOoMenuPath">&gt;</text:span><text:span text:style-name="OOoMenuPath"> Options </text:span><text:span text:style-name="OOoMenuPath">&gt;</text:span><text:span text:style-name="OOoMenuPath">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32724744" text:key1="selecting"/><text:alphabetical-index-mark text:string-value="nonconsecutive items, selecting"/>nonconsecutive items<text:alphabetical-index-mark-end text:id="IMark32724744"/> (as shown in <text:sequence-ref text:reference-format="category-and-value" text:ref-name="refFigure8">Figure 9</text:sequence-ref>) using the mouse:</text:p>
      <text:list xml:id="list38801290" text:continue-list="list3137338288616740457" text:style-name="OOoNum_20_123">
        <text:list-item text:start-value="1">
          <text:p text:style-name="OOoNum_20_123_20_Start"><text:span text:style-name="T13">S</text:span><text:span text:style-name="T1">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4">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rame36" text:anchor-type="as-char" svg:width="14.148cm" draw:z-index="35">
     <draw:text-box fo:min-height="7.389cm">
      <text:p text:style-name="OOoFigureCaption"><draw:frame draw:style-name="fr18" draw:name="graphics53" text:anchor-type="as-char" svg:width="14.148cm" svg:height="6.833cm" draw:z-index="36"><draw:image xlink:href="Pictures/100000000000029C00000143476C8C8E.png" xlink:type="simple" xlink:show="embed" xlink:actuate="onLoad"/>
       </draw:frame></text:p>
      <text:p text:style-name="OOoFigureCaption">Figure <text:sequence text:ref-name="refFigure8" text:name="Figure" text:formula="ooow:Figure+1" style:num-format="1">9</text:sequence>: Selecting items that are not next to each other</text:p>
     </draw:text-box>
    </draw:frame></text:p>
      <text:p text:style-name="OOoTextBody_5f_ListIntro">To select nonconsecutive items using the keyboard:</text:p>
      <text:list xml:id="list38797549" text:continue-list="list38801290"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start text:id="IMark32723448" text:key1="selecting"/><text:alphabetical-index-mark text:string-value="vertical block of text, select"/>Vertical Block of Text<text:alphabetical-index-mark-end text:id="IMark32723448"/></text:h>
      <text:p text:style-name="P7">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1">&gt;</text:span></text:span><text:span text:style-name="OOoMenuPath"> Selection Mode </text:span><text:span text:style-name="OOoMenuPath"><text:span text:style-name="T21">&gt;</text:span></text:span><text:span text:style-name="OOoMenuPath"> Block Area</text:span>, or click several times in the status bar on STD until it changes to BLK.</text:p>
      <text:p text:style-name="P32"><draw:ellipse text:anchor-type="paragraph" draw:z-index="2" draw:name="Shape1" draw:style-name="gr1" draw:text-style-name="P72" svg:width="1.206cm" svg:height="0.812cm" svg:x="12.093cm" svg:y="0cm">
     <text:p/>
    </draw:ellipse><draw:frame draw:style-name="fr15" draw:name="graphics54" text:anchor-type="as-char" svg:width="12.501cm" svg:height="0.813cm" draw:z-index="37"><draw:image xlink:href="Pictures/10000201000001BD0000001D2721A546.png" xlink:type="simple" xlink:show="embed" xlink:actuate="onLoad"/>
    </draw:frame></text:p>
      <text:p text:style-name="OOoTextBody">Now highlight the selection, using the mouse or keyboard, as shown below.</text:p>
      <text:p text:style-name="P34"><draw:frame draw:style-name="fr6" draw:name="Frame37" text:anchor-type="as-char" svg:width="7.823cm" draw:z-index="38">
     <draw:text-box fo:min-height="2.529cm">
      <text:p text:style-name="OOoFigureCaption"><draw:frame draw:style-name="fr19" draw:name="graphics55" text:anchor-type="as-char" svg:width="7.239cm" svg:height="1.93cm" draw:z-index="40"><draw:image xlink:href="Pictures/100000000000011200000049EBCA785B.png" xlink:type="simple" xlink:show="embed" xlink:actuate="onLoad"/>
       </draw:frame></text:p>
      <text:p text:style-name="OOoFigureCaption">Figure <text:sequence text:ref-name="refFigure9" text:name="Figure" text:formula="ooow:Figure+1" style:num-format="1">10</text:sequence>: Selecting a vertical block of text</text:p>
     </draw:text-box>
    </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32723448"/>cut and paste<text:alphabetical-index-mark-end text:id="IMark32723448"/>)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2">When you </text:span><text:alphabetical-index-mark text:string-value="paste text"/><text:span text:style-name="T2">paste text, the result depends on the source of the text and how you paste it. If you click on the </text:span><text:span text:style-name="OOoMenuPath"><text:span text:style-name="T3">Paste</text:span></text:span><text:span text:style-name="T2"> icon, any formatting the text has (such as bold or italics) is retained. Text pasted from Websites and other sources may also be placed into frames or tables. If you do not like the results, click the </text:span><text:span text:style-name="OOoMenuPath"><text:span text:style-name="T3">Undo</text:span></text:span><text:span text:style-name="T2"> icon or press </text:span><text:span text:style-name="OOoKeystroke"><text:span text:style-name="T2">Ctrl+Z</text:span></text:span><text:span text:style-name="T2">.</text:span></text:p>
      <text:p text:style-name="OOoTextBody_5f_ListIntro"><text:span text:style-name="T2">To make the </text:span>pasted<text:span text:style-name="T2"> text take on </text:span>the<text:span text:style-name="T2"> formatting of the surrounding text where it is being pasted:</text:span></text:p>
      <text:list xml:id="list434201689" text:style-name="OOoBullets_20_1">
        <text:list-item>
          <text:p text:style-name="P67">Choose <text:span text:style-name="OOoMenuPath"><text:span text:style-name="T3">Edit </text:span></text:span><text:span text:style-name="OOoMenuPath"><text:span text:style-name="T22">&gt;</text:span></text:span><text:span text:style-name="OOoMenuPath"><text:span text:style-name="T3"> Paste Special</text:span></text:span>, or</text:p>
        </text:list-item>
      </text:list>
      <text:list xml:id="list38812891" text:continue-list="list255869810061948412" text:style-name="OOoBullets_20_1">
        <text:list-item>
          <text:p text:style-name="OOoList_20_1_20_Cont."><text:span text:style-name="T2">Click the triangle to the right of the</text:span> <text:span text:style-name="OOoMenuPath">Paste</text:span> <text:span text:style-name="T2">icon, or</text:span></text:p>
        </text:list-item>
        <text:list-item>
          <text:p text:style-name="OOoList_20_1_20_End"><text:span text:style-name="T2">Click the</text:span> <text:span text:style-name="OOoMenuPath">Paste</text:span> <text:span text:style-name="T2">icon without releasing the left mouse button.</text:span></text:p>
        </text:list-item>
      </text:list>
      <text:p text:style-name="OOoTextBody"><text:span text:style-name="T2">Then select</text:span> <text:span text:style-name="OOoMenuPath">Unformatted text</text:span> <text:span text:style-name="T2">from the resulting menu.</text:span></text:p>
      <text:p text:style-name="OOoTextBody"><text:span text:style-name="T2">The range of choices on the Paste Special menu varies depending on the origin and formatting of the text (or other object) to be pasted. See </text:span><text:span text:style-name="T2"><text:sequence-ref text:reference-format="category-and-value" text:ref-name="refFigure10">Figure 11</text:sequence-ref></text:span><text:span text:style-name="T2"> for an example with text on the clipboard.</text:span></text:p>
      <text:p text:style-name="OOoFigure"><draw:frame draw:style-name="fr7" draw:name="Frame38" text:anchor-type="paragraph" svg:width="7.024cm" draw:z-index="4">
     <draw:text-box fo:min-height="3.344cm">
      <text:p text:style-name="OOoFigureCaption"><draw:frame draw:style-name="fr15" draw:name="graphics56" text:anchor-type="as-char" svg:width="7.024cm" svg:height="3.586cm" draw:z-index="42"><draw:image xlink:href="Pictures/100000000000015100000094CA29AF97.png" xlink:type="simple" xlink:show="embed" xlink:actuate="onLoad"/>
       </draw:frame></text:p>
      <text:p text:style-name="OOoFigureCaption">Figure <text:sequence text:ref-name="refFigure10" text:name="Figure" text:formula="ooow:Figure+1" style:num-format="1">11</text:sequence>: Paste Special menu</text:p>
     </draw:text-box>
    </draw:frame><text:soft-page-break/></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6">Find and replace words and phrases</text:p>
        </text:list-item>
        <text:list-item>
          <text:p text:style-name="P63">Use <text:alphabetical-index-mark-start text:id="IMark815461524"/>wildcards<text:alphabetical-index-mark-end text:id="IMark815461524"/> and <text:alphabetical-index-mark-start text:id="IMark32725080"/>regular expressions<text:alphabetical-index-mark-end text:id="IMark32725080"/> to fine-tune a search</text:p>
        </text:list-item>
      </text:list>
      <text:list xml:id="list38797713" text:continue-list="list38812891"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0" draw:name="graphics80" text:anchor-type="paragraph" svg:x="12.899cm" svg:y="0.12cm" svg:width="4.001cm" svg:height="1.439cm" draw:z-index="3"><draw:image xlink:href="Pictures/10000000000000A90000003DF41305D5.png" xlink:type="simple" xlink:show="embed" xlink:actuate="onLoad"/>
    </draw:frame>Using the Find Toolbar</text:h>
      <text:p text:style-name="P7">If the Find toolbar is not visible, you can display it using <text:span text:style-name="OOoMenuPath">View </text:span><text:span text:style-name="OOoMenuPath"><text:span text:style-name="T21">&gt;</text:span></text:span><text:span text:style-name="OOoMenuPath"> Toolbars </text:span><text:span text:style-name="OOoMenuPath"><text:span text:style-name="T21">&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7">To display the Find &amp; Replace dialog, use the keyboard shortcut <text:span text:style-name="OOoKeystroke">Ctrl</text:span><text:span text:style-name="OOoKeystroke"><text:span text:style-name="T2">+F</text:span></text:span> or choose <text:span text:style-name="OOoMenuPath">Edit </text:span><text:span text:style-name="OOoMenuPath"><text:span text:style-name="T21">&gt;</text:span></text:span><text:span text:style-name="OOoMenuPath"> Find &amp; Replace</text:span> from<text:span text:style-name="T2"> the menu bar. Optionally, click the </text:span><text:span text:style-name="OOoMenuPath"><text:span text:style-name="T3">More Options</text:span></text:span><text:span text:style-name="T2"> button to expand the dialog; the button changes to </text:span><text:span text:style-name="OOoMenuPath"><text:span text:style-name="T3">Fewer Options</text:span></text:span><text:span text:style-name="T2">.</text:span></text:p>
      <text:p text:style-name="P29"><text:soft-page-break/><draw:frame draw:style-name="fr3" draw:name="Frame39" text:anchor-type="as-char" svg:width="12.37cm" draw:z-index="5">
     <draw:text-box fo:min-height="13.132cm">
      <text:p text:style-name="OOoFigureCaption"><draw:frame draw:style-name="fr15" draw:name="graphics57" text:anchor-type="as-char" svg:width="12.37cm" svg:height="12.434cm" draw:z-index="43"><draw:image xlink:href="Pictures/100000000000024A0000024D9B9D4E11.png" xlink:type="simple" xlink:show="embed" xlink:actuate="onLoad"/>
       </draw:frame></text:p>
      <text:p text:style-name="OOoFigureCaption">Figure <text:sequence text:ref-name="refFigure11" text:name="Figure" text:formula="ooow:Figure+1" style:num-format="1">12</text:sequence>: Expanded Find &amp; Replace dialog</text:p>
     </draw:text-box>
    </draw:frame></text:p>
      <text:p text:style-name="OOoTextBody_5f_ListIntro">To use the Find &amp; Replace dialog:</text:p>
      <text:list xml:id="list38801404" text:continue-list="list38797549" text:style-name="OOoNum_20_123">
        <text:list-item text:start-value="1">
          <text:p text:style-name="P58">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11"><draw:frame draw:style-name="fr17" draw:name="graphics58" text:anchor-type="as-char" svg:y="-0.669cm" svg:width="1.094cm" svg:height="1.011cm" draw:z-index="47"><draw:image xlink:href="Pictures/10000201000000500000004A5CA4FE42.png" xlink:type="simple" xlink:show="embed" xlink:actuate="onLoad"/>
       </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815540808"/>special characters<text:alphabetical-index-mark-end text:id="IMark815540808"/>. To insert a special character:</text:p>
      <text:list xml:id="list1570031686" text:style-name="OOoNum_20_123">
        <text:list-item text:start-value="1">
          <text:p text:style-name="P58">Place the cursor <text:span text:style-name="T2">where you want the character to appear.</text:span></text:p>
        </text:list-item>
        <text:list-item>
          <text:p text:style-name="P54">Choose <text:span text:style-name="OOoMenuPath">Insert </text:span><text:span text:style-name="OOoMenuPath"><text:span text:style-name="T21">&gt;</text:span></text:span><text:span text:style-name="OOoMenuPath"> Special Character</text:span> to <text:span text:style-name="T2">open the Special Characters dialog.</text:span></text:p>
        </text:list-item>
        <text:list-item>
          <text:p text:style-name="P50"><text:span text:style-name="T2">Select the characters (from any font or mixture of fonts) you wish to insert, in order, then clic</text:span>k <text:span text:style-name="OOoStrongEmphasis">OK</text:span>. T<text:span text:style-name="T2">he selected characters are shown in the lower left of the dialog. As you select a character, it is shown on the lower right, al</text:span>ong with its<text:span text:style-name="T2">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14.524cm" draw:z-index="45">
     <draw:text-box fo:min-height="7.431cm">
      <text:p text:style-name="OOoFigureCaption"><draw:frame draw:style-name="fr15" draw:name="graphics59" text:anchor-type="as-char" svg:width="14.213cm" svg:height="6.828cm" draw:z-index="46"><draw:image xlink:href="Pictures/100000000000024900000119B0CDDEC2.png" xlink:type="simple" xlink:show="embed" xlink:actuate="onLoad"/>
       </draw:frame></text:p>
      <text:p text:style-name="P14">Figure <text:sequence text:ref-name="refFigure12" text:name="Figure" text:formula="ooow:Figure+1" style:num-format="1">13</text:sequence>: The Special Characters dialog, where you can insert special characters</text:p>
     </draw:text-box>
    </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text:span></text:span><text:span text:style-name="OOoDefault"><text:span text:style-name="T9">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815540808"/>non-breaking hyphen<text:alphabetical-index-mark-end text:id="IMark815540808"/>.</text:p>
      <text:p text:style-name="P7">To enter en and em <text:alphabetical-index-mark-start text:id="IMark815540808"/>dashes<text:alphabetical-index-mark-end text:id="IMark815540808"/>, you can use the <text:span text:style-name="OOoEmphasis">Replace dashes</text:span> option on the Options tab under <text:span text:style-name="OOoMenuPath">Tools </text:span><text:span text:style-name="OOoMenuPath"><text:span text:style-name="T21">&gt;</text:span></text:span><text:span text:style-name="OOoMenuPath"> AutoCorrect Options</text:span>. This option replaces two hyphens, under certain conditions, with the corresponding dash.</text:p>
      <text:p text:style-name="P48">–<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8">—<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3">The horizontal ruler shows both the default <text:alphabetical-index-mark-start text:id="IMark815540808"/>tab stops<text:alphabetical-index-mark-end text:id="IMark815540808"/>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problems. Instead of using the defaults, define your own tab settings, as described in this section.</text:p>
      <text:p text:style-name="P9">To define <text:alphabetical-index-mark-start text:id="IMark815540808"/>indents<text:alphabetical-index-mark-end text:id="IMark815540808"/> and tab settings for one or more selected paragraphs, double-click on a part of the ruler that is not between the left and right indent icons to open the <text:span text:style-name="OOoEmphasis"><text:span text:style-name="T16">Indents &amp; Spacing</text:span></text:span> page of the Paragraph dialog. Double-click anywhere between the left and right indent icons on the ruler to open the <text:span text:style-name="OOoEmphasis">Tabs</text:span> page of the Paragraph dialog.</text:p>
      <text:p text:style-name="P9">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59"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7">To set the measurement unit and the spacing of default tab stop intervals, go to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General</text:span>.</text:p>
      <text:p text:style-name="P35"><draw:frame draw:style-name="fr3" draw:name="Frame271" text:anchor-type="as-char" svg:width="11.686cm" draw:z-index="48">
     <draw:text-box fo:min-height="3.216cm">
      <text:p text:style-name="P44"><draw:frame draw:style-name="fr10" draw:name="graphics261" text:anchor-type="as-char" svg:width="11.686cm" svg:height="2.618cm" draw:z-index="49"><draw:image xlink:href="Pictures/100000000000016E00000052980F9E62.png" xlink:type="simple" xlink:show="embed" xlink:actuate="onLoad"/>
       </draw:frame></text:p>
      <text:p text:style-name="OOoFigureCaption">Figure <text:sequence text:ref-name="refFigure13" text:name="Figure" text:formula="ooow:Figure+1" style:num-format="1">14</text:sequence>: Selecting a default tab stop interval</text:p>
     </draw:text-box>
    </draw:frame></text:p>
      <text:p text:style-name="OOoTextBody"><text:soft-page-break/>You can also set or change the <text:alphabetical-index-mark-start text:id="IMark815540184"/>measurement unit<text:alphabetical-index-mark-end text:id="IMark815540184"/>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9.698cm" draw:z-index="51">
     <draw:text-box fo:min-height="4.041cm">
      <text:p text:style-name="P45"><draw:frame draw:style-name="fr21" draw:name="graphics60" text:anchor-type="as-char" svg:width="3.44cm" svg:height="3.33cm" draw:z-index="54"><draw:image xlink:href="Pictures/1000000000000082000000860A111EB1.png" xlink:type="simple" xlink:show="embed" xlink:actuate="onLoad"/>
       </draw:frame></text:p>
      <text:p text:style-name="P45">Figure <text:sequence text:ref-name="refFigure14" text:name="Figure" text:formula="ooow:Figure+1" style:num-format="1">15</text:sequence>: Changing the measurement unit for a ruler</text:p>
     </draw:text-box>
    </draw:frame></text:p>
      <text:h text:style-name="OOoHeading_20_2" text:outline-level="3">Checking Spelling and Grammar</text:h>
      <text:p text:style-name="P49">Writer provides a <text:alphabetical-index-mark-start text:id="IMark815540184"/>spelling checker<text:alphabetical-index-mark-end text:id="IMark815540184"/>,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6"><draw:frame draw:style-name="fr22" draw:name="graphics61" text:anchor-type="as-char" svg:width="0.688cm" svg:height="0.688cm" draw:z-index="55"><draw:image xlink:href="Pictures/100002010000001A0000001A18BBBE5E.png" xlink:type="simple" xlink:show="embed" xlink:actuate="onLoad"/>
       </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6"><draw:frame draw:style-name="fr23" draw:name="graphics62" text:anchor-type="as-char" svg:width="0.688cm" svg:height="0.688cm" draw:z-index="57"><draw:image xlink:href="Pictures/100002010000001A0000001A76F1E05D.png" xlink:type="simple" xlink:show="embed" xlink:actuate="onLoad"/>
       </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6">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815540184"/>dictionary<text:alphabetical-index-mark-end text:id="IMark815540184"/> language (for example, Spanish, French, or German) on the Spelling and Grammar dialog.</text:p>
        </text:list-item>
        <text:list-item>
          <text:p text:style-name="P63">You can add a word to the dictionary. Click <text:span text:style-name="OOoMenuPath">Add</text:span> in the Spelling and Grammar dialog and pick the dictionary to add it to.</text:p>
        </text:list-item>
        <text:list-item>
          <text:p text:style-name="P64">Click the <text:span text:style-name="OOoMenuPath">Options</text:span> button on the Spelling and Grammar dialog to open a dialog similar to the on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8813036" text:continue-list="list38797713"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7">Writer does not include a <text:alphabetical-index-mark-start text:id="IMark815540808"/>grammar checker<text:alphabetical-index-mark-end text:id="IMark815540808"/>,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1">&gt;</text:span></text:span><text:span text:style-name="OOoMenuPath"> Spelling and Grammar</text:span>. (See Chapter 11 for more about installing extensions.)</text:p>
      <text:list xml:id="list7334877681085858906" text:style-name="L1">
        <text:list-item>
          <text:list>
            <text:list-header>
              <text:p text:style-name="P71">LanguageTool adds a new menu item and sub-menu to the Tools menu, from which you can configure the tool and check or recheck the document.</text:p>
            </text:list-header>
          </text:list>
        </text:list-item>
      </text:list>
      <text:h text:style-name="P60" text:outline-level="3">Using Built-in Language tools</text:h>
      <text:p text:style-name="P20">Writer provides some tools that make your work easier if you mix multiple languages within the same document or if you write documents in various languages.</text:p>
      <text:p text:style-name="P20"><text:soft-page-break/>The main advantage of changing the language is that you can then use the correct dictionaries to check spelling and apply the localized versions of AutoCorrect replacement tables, thesaurus, and hyphenation rules.</text:p>
      <text:p text:style-name="P20">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2">You can set the language for the whole document, for individual paragraphs, or even for individual words and characters, all from <text:span text:style-name="OOoMenuPath">Tools </text:span><text:span text:style-name="OOoMenuPath"><text:span text:style-name="T21">&gt;</text:span></text:span><text:span text:style-name="OOoMenuPath"> Language</text:span> on the menu bar.</text:p>
      <text:p text:style-name="P7">Another way to change the language of a whole document is to u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Languages</text:span>. In the <text:span text:style-name="OOoEmphasis">Default languages for documents</text:span> section of the Options dialog, you can choose a different language for all the text.</text:p>
      <text:p text:style-name="P7">The spelling checker works only for those languages in the list that have the symbol <draw:frame draw:style-name="fr24" draw:name="graphics63" text:anchor-type="as-char" svg:width="0.7cm" svg:height="0.7cm" draw:z-index="59"><draw:image xlink:href="Pictures/1000020100000014000000140CBC8C10.png" xlink:type="simple" xlink:show="embed" xlink:actuate="onLoad"/>
    </draw:frame> next to them. If you do not see the symbol next to your preferred language, you can install the additional dictionary using <text:span text:style-name="OOoMenuPath">Tools </text:span><text:span text:style-name="OOoMenuPath"><text:span text:style-name="T21">&gt;</text:span></text:span><text:span text:style-name="OOoMenuPath"> Languages </text:span><text:span text:style-name="OOoMenuPath"><text:span text:style-name="T21">&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815540808"/>AutoCorrect<text:alphabetical-index-mark-end text:id="IMark815540808"/><text:reference-mark-end text:name="using autocorrect"/></text:h>
      <text:p text:style-name="OOoTextBody">Writer’s AutoCorrect function has a long list of common misspellings and typing errors, which it corrects automatically. For example, “hte” will be changed to “the”.</text:p>
      <text:p text:style-name="P7">Choose <text:span text:style-name="OOoMenuPath">Tools </text:span><text:span text:style-name="OOoMenuPath"><text:span text:style-name="T21">&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7">AutoCorrect is turned on when Writer is installed. To turn it off, uncheck <text:span text:style-name="OOoMenuPath">Format </text:span><text:span text:style-name="OOoMenuPath"><text:span text:style-name="T21">&gt;</text:span></text:span><text:span text:style-name="OOoMenuPath"> AutoCorrect </text:span><text:span text:style-name="OOoMenuPath"><text:span text:style-name="T21">&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815628192"/>special characters<text:alphabetical-index-mark-end text:id="IMark815628192"/>.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7">To turn off Word Completion, select <text:span text:style-name="OOoMenuPath">Tools </text:span><text:span text:style-name="OOoMenuPath"><text:span text:style-name="T21">&gt;</text:span></text:span><text:span text:style-name="OOoMenuPath"> AutoCorrect Options </text:span><text:span text:style-name="OOoMenuPath"><text:span text:style-name="T21">&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9">Add (append) a space automatically after an accepted word</text:p>
        </text:list-item>
      </text:list>
      <text:list xml:id="list38805703" text:continue-list="list38813036"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8802356" text:continue-list="list38801404" text:style-name="OOoNum_20_123">
        <text:list-item text:start-value="1">
          <text:p text:style-name="OOoNum_20_123_20_Start">Type the text into your document.</text:p>
        </text:list-item>
        <text:list-item>
          <text:p text:style-name="OOoNum_20_123_20_Cont.">Select the text.</text:p>
        </text:list-item>
        <text:list-item>
          <text:p text:style-name="P55">Choose <text:span text:style-name="OOoMenuPath">Edit </text:span><text:span text:style-name="OOoMenuPath"><text:span text:style-name="T21">&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7">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P43"><draw:frame draw:style-name="fr3" draw:name="Frame45" text:anchor-type="as-char" svg:width="15.358cm" draw:z-index="60">
     <draw:text-box fo:min-height="5.851cm">
      <text:p text:style-name="P19"><draw:frame draw:style-name="fr10" draw:name="graphics64" text:anchor-type="as-char" svg:width="15cm" svg:height="2.99cm" draw:z-index="61"><draw:image xlink:href="Pictures/10000201000001FE00000066205BDE00.png" xlink:type="simple" xlink:show="embed" xlink:actuate="onLoad"/>
       </draw:fram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OOoTableText_28_CaptionNumber_29_">1</text:p>
        </table:table-cell>
        <table:table-cell table:style-name="Table28.A1" table:number-rows-spanned="2" office:value-type="string">
         <text:p text:style-name="OOoTableText_28_Caption_29_">Open Styles and Formatting Window</text:p>
        </table:table-cell>
        <table:table-cell table:style-name="Table28.A1" office:value-type="string">
         <text:p text:style-name="OOoTableText_28_CaptionNumber_29_">5</text:p>
        </table:table-cell>
        <table:table-cell table:style-name="Table28.A1" office:value-type="string">
         <text:p text:style-name="OOoTableText_28_Caption_29_">Align Right</text:p>
        </table:table-cell>
        <table:table-cell table:style-name="Table28.A1" office:value-type="string">
         <text:p text:style-name="OOoTableText_28_CaptionNumber_29_">10</text:p>
        </table:table-cell>
        <table:table-cell table:style-name="Table28.A1" office:value-type="string">
         <text:p text:style-name="OOoTableText_28_Caption_29_">Numbering On/Off</text:p>
        </table:table-cell>
       </table:table-row>
       <table:table-row table:style-name="Table28.1">
        <table:table-cell table:style-name="Table28.A1" office:value-type="string">
         <text:p text:style-name="OOoTableText_28_CaptionNumber_29_"/>
        </table:table-cell>
        <table:covered-table-cell/>
        <table:table-cell table:style-name="Table28.A1" office:value-type="string">
         <text:p text:style-name="OOoTableText_28_CaptionNumber_29_">6</text:p>
        </table:table-cell>
        <table:table-cell table:style-name="Table28.A1" office:value-type="string">
         <text:p text:style-name="OOoTableText_28_Caption_29_">Justified</text:p>
        </table:table-cell>
        <table:table-cell table:style-name="Table28.A1" office:value-type="string">
         <text:p text:style-name="OOoTableText_28_CaptionNumber_29_">11</text:p>
        </table:table-cell>
        <table:table-cell table:style-name="Table28.A1" office:value-type="string">
         <text:p text:style-name="OOoTableText_28_Caption_29_">Bullets On/Off</text:p>
        </table:table-cell>
       </table:table-row>
       <table:table-row table:style-name="Table28.1">
        <table:table-cell table:style-name="Table28.A1" office:value-type="string">
         <text:p text:style-name="OOoTableText_28_CaptionNumber_29_">2</text:p>
        </table:table-cell>
        <table:table-cell table:style-name="Table28.A1" office:value-type="string">
         <text:p text:style-name="OOoTableText_28_Caption_29_">Apply Style</text:p>
        </table:table-cell>
        <table:table-cell table:style-name="Table28.A1" office:value-type="string">
         <text:p text:style-name="OOoTableText_28_CaptionNumber_29_">7</text:p>
        </table:table-cell>
        <table:table-cell table:style-name="Table28.A1" office:value-type="string">
         <text:p text:style-name="OOoTableText_28_Caption_29_">Line Spacing: 1</text:p>
        </table:table-cell>
        <table:table-cell table:style-name="Table28.A1" office:value-type="string">
         <text:p text:style-name="OOoTableText_28_CaptionNumber_29_">12</text:p>
        </table:table-cell>
        <table:table-cell table:style-name="Table28.A1" office:value-type="string">
         <text:p text:style-name="OOoTableText_28_Caption_29_">Decrease Indent</text:p>
        </table:table-cell>
       </table:table-row>
       <table:table-row table:style-name="Table28.1">
        <table:table-cell table:style-name="Table28.A1" office:value-type="string">
         <text:p text:style-name="OOoTableText_28_CaptionNumber_29_">3</text:p>
        </table:table-cell>
        <table:table-cell table:style-name="Table28.A1" office:value-type="string">
         <text:p text:style-name="OOoTableText_28_Caption_29_">Align Left</text:p>
        </table:table-cell>
        <table:table-cell table:style-name="Table28.A1" office:value-type="string">
         <text:p text:style-name="OOoTableText_28_CaptionNumber_29_">8</text:p>
        </table:table-cell>
        <table:table-cell table:style-name="Table28.A1" office:value-type="string">
         <text:p text:style-name="OOoTableText_28_Caption_29_">Line Spacing: 1.5</text:p>
        </table:table-cell>
        <table:table-cell table:style-name="Table28.A1" office:value-type="string">
         <text:p text:style-name="OOoTableText_28_CaptionNumber_29_">13</text:p>
        </table:table-cell>
        <table:table-cell table:style-name="Table28.A1" office:value-type="string">
         <text:p text:style-name="OOoTableText_28_Caption_29_">Increase Indent</text:p>
        </table:table-cell>
       </table:table-row>
       <table:table-row table:style-name="Table28.1">
        <table:table-cell table:style-name="Table28.A1" office:value-type="string">
         <text:p text:style-name="OOoTableText_28_CaptionNumber_29_">4</text:p>
        </table:table-cell>
        <table:table-cell table:style-name="Table28.A1" office:value-type="string">
         <text:p text:style-name="OOoTableText_28_Caption_29_">Centered</text:p>
        </table:table-cell>
        <table:table-cell table:style-name="Table28.A1" office:value-type="string">
         <text:p text:style-name="OOoTableText_28_CaptionNumber_29_">9</text:p>
        </table:table-cell>
        <table:table-cell table:style-name="Table28.A1" office:value-type="string">
         <text:p text:style-name="OOoTableText_28_Caption_29_">Line Spacing: 2</text:p>
        </table:table-cell>
        <table:table-cell table:style-name="Table28.A1" office:value-type="string">
         <text:p text:style-name="OOoTableText_28_CaptionNumber_29_">14</text:p>
        </table:table-cell>
        <table:table-cell table:style-name="Table28.A1" office:value-type="string">
         <text:p text:style-name="OOoTableText_28_Caption_29_">Paragraph format dialog</text:p>
        </table:table-cell>
       </table:table-row>
      </table:table>
      <text:p text:style-name="P46">Figure <text:sequence text:ref-name="refFigure15" text:name="Figure" text:formula="ooow:Figure+1" style:num-format="1">16</text:sequence>: Formatting toolbar, showing icons for paragraph formatting</text:p>
     </draw:text-box>
    </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7">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OOoFigure"><text:soft-page-break/><draw:frame draw:style-name="fr3" draw:name="Frame46" text:anchor-type="as-char" svg:width="16.932cm" draw:z-index="62">
     <draw:text-box fo:min-height="5.657cm">
      <text:p text:style-name="OOoFigure"><draw:frame draw:style-name="fr15" draw:name="graphics65" text:anchor-type="as-char" svg:width="16.932cm" svg:height="1.6cm" draw:z-index="65"><draw:image xlink:href="Pictures/10000201000003190000004BD9D2ABA3.png" xlink:type="simple" xlink:show="embed" xlink:actuate="onLoad"/>
       </draw:fram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OOoTableText_28_CaptionNumber_29_">1</text:p>
        </table:table-cell>
        <table:table-cell table:style-name="Table29.A1" table:number-rows-spanned="2" office:value-type="string">
         <text:p text:style-name="OOoTableText_28_Caption_29_">Open Styles and Formatting Window</text:p>
        </table:table-cell>
        <table:table-cell table:style-name="Table29.A1" office:value-type="string">
         <text:p text:style-name="OOoTableText_28_CaptionNumber_29_">6</text:p>
        </table:table-cell>
        <table:table-cell table:style-name="Table29.A1" office:value-type="string">
         <text:p text:style-name="OOoTableText_28_Caption_29_">Italic</text:p>
        </table:table-cell>
        <table:table-cell table:style-name="Table29.A1" office:value-type="string">
         <text:p text:style-name="OOoTableText_28_CaptionNumber_29_">12</text:p>
        </table:table-cell>
        <table:table-cell table:style-name="Table29.A1" office:value-type="string">
         <text:p text:style-name="OOoTableText_28_Caption_29_">Font Color</text:p>
        </table:table-cell>
       </table:table-row>
       <table:table-row table:style-name="Table29.1">
        <table:table-cell table:style-name="Table29.A1" office:value-type="string">
         <text:p text:style-name="OOoTableText_28_CaptionNumber_29_"/>
        </table:table-cell>
        <table:covered-table-cell/>
        <table:table-cell table:style-name="Table29.A1" office:value-type="string">
         <text:p text:style-name="OOoTableText_28_CaptionNumber_29_">7</text:p>
        </table:table-cell>
        <table:table-cell table:style-name="Table29.A1" office:value-type="string">
         <text:p text:style-name="OOoTableText_28_Caption_29_">Underline</text:p>
        </table:table-cell>
        <table:table-cell table:style-name="Table29.A1" office:value-type="string">
         <text:p text:style-name="OOoTableText_28_CaptionNumber_29_">13</text:p>
        </table:table-cell>
        <table:table-cell table:style-name="Table29.A1" office:value-type="string">
         <text:p text:style-name="OOoTableText_28_Caption_29_">Highlighting</text:p>
        </table:table-cell>
       </table:table-row>
       <table:table-row table:style-name="Table29.1">
        <table:table-cell table:style-name="Table29.A1" office:value-type="string">
         <text:p text:style-name="OOoTableText_28_CaptionNumber_29_">2</text:p>
        </table:table-cell>
        <table:table-cell table:style-name="Table29.A1" office:value-type="string">
         <text:p text:style-name="OOoTableText_28_Caption_29_">Apply Style</text:p>
        </table:table-cell>
        <table:table-cell table:style-name="Table29.A1" office:value-type="string">
         <text:p text:style-name="OOoTableText_28_CaptionNumber_29_">8</text:p>
        </table:table-cell>
        <table:table-cell table:style-name="Table29.A1" office:value-type="string">
         <text:p text:style-name="OOoTableText_28_Caption_29_">Superscript</text:p>
        </table:table-cell>
        <table:table-cell table:style-name="Table29.A1" office:value-type="string">
         <text:p text:style-name="OOoTableText_28_CaptionNumber_29_">14</text:p>
        </table:table-cell>
        <table:table-cell table:style-name="Table29.A1" office:value-type="string">
         <text:p text:style-name="OOoTableText_28_Caption_29_">Background Color</text:p>
        </table:table-cell>
       </table:table-row>
       <table:table-row table:style-name="Table29.1">
        <table:table-cell table:style-name="Table29.A1" office:value-type="string">
         <text:p text:style-name="OOoTableText_28_CaptionNumber_29_">3</text:p>
        </table:table-cell>
        <table:table-cell table:style-name="Table29.A1" office:value-type="string">
         <text:p text:style-name="OOoTableText_28_Caption_29_">Font Name</text:p>
        </table:table-cell>
        <table:table-cell table:style-name="Table29.A1" office:value-type="string">
         <text:p text:style-name="OOoTableText_28_CaptionNumber_29_">9</text:p>
        </table:table-cell>
        <table:table-cell table:style-name="Table29.A1" office:value-type="string">
         <text:p text:style-name="OOoTableText_28_Caption_29_">Subscript</text:p>
        </table:table-cell>
        <table:table-cell table:style-name="Table29.A1" office:value-type="string">
         <text:p text:style-name="OOoTableText_28_CaptionNumber_29_">15</text:p>
        </table:table-cell>
        <table:table-cell table:style-name="Table29.A1" table:number-rows-spanned="2" office:value-type="string">
         <text:p text:style-name="OOoTableText_28_Caption_29_">Open Character Format Dialog</text:p>
        </table:table-cell>
       </table:table-row>
       <table:table-row table:style-name="Table29.1">
        <table:table-cell table:style-name="Table29.A1" office:value-type="string">
         <text:p text:style-name="OOoTableText_28_CaptionNumber_29_">4</text:p>
        </table:table-cell>
        <table:table-cell table:style-name="Table29.A1" office:value-type="string">
         <text:p text:style-name="OOoTableText_28_Caption_29_">Font Size</text:p>
        </table:table-cell>
        <table:table-cell table:style-name="Table29.A1" office:value-type="string">
         <text:p text:style-name="OOoTableText_28_CaptionNumber_29_">10</text:p>
        </table:table-cell>
        <table:table-cell table:style-name="Table29.A1" office:value-type="string">
         <text:p text:style-name="OOoTableText_28_Caption_29_">Increase Font</text:p>
        </table:table-cell>
        <table:table-cell table:style-name="Table29.A1" office:value-type="string">
         <text:p text:style-name="OOoTableText_28_CaptionNumber_29_"/>
        </table:table-cell>
        <table:covered-table-cell/>
       </table:table-row>
       <table:table-row table:style-name="Table29.1">
        <table:table-cell table:style-name="Table29.A1" office:value-type="string">
         <text:p text:style-name="OOoTableText_28_CaptionNumber_29_">5</text:p>
        </table:table-cell>
        <table:table-cell table:style-name="Table29.A1" office:value-type="string">
         <text:p text:style-name="OOoTableText_28_Caption_29_">Bold</text:p>
        </table:table-cell>
        <table:table-cell table:style-name="Table29.A1" office:value-type="string">
         <text:p text:style-name="OOoTableText_28_CaptionNumber_29_">11</text:p>
        </table:table-cell>
        <table:table-cell table:style-name="Table29.A1" office:value-type="string">
         <text:p text:style-name="OOoTableText_28_Caption_29_">Reduce Font</text:p>
        </table:table-cell>
        <table:table-cell table:style-name="Table29.A1" office:value-type="string">
         <text:p text:style-name="OOoTableText_28_CaptionNumber_29_"/>
        </table:table-cell>
        <table:table-cell table:style-name="Table29.A1" office:value-type="string">
         <text:p text:style-name="OOoTableText_28_Caption_29_"/>
        </table:table-cell>
       </table:table-row>
      </table:table>
      <text:p text:style-name="P46">Figure <text:sequence text:ref-name="refFigure16" text:name="Figure" text:formula="ooow:Figure+1" style:num-format="1">17</text:sequence>: Formatting toolbar, showing icons for character formatting</text:p>
     </draw:text-box>
    </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10">To remove manual formatting, select the text and choose <text:span text:style-name="OOoMenuPath">Format </text:span><text:span text:style-name="OOoMenuPath"><text:span text:style-name="T21">&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7">You can set Writer to automatically format parts of a document according to the choices made on the Options page of the AutoCorrect dialog (<text:span text:style-name="OOoMenuPath">Tools </text:span><text:span text:style-name="OOoMenuPath"><text:span text:style-name="T21">&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8798598" text:continue-list="list38805703"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7">To turn auto-formatting on or off, choose <text:span text:style-name="OOoMenuPath">Format </text:span><text:span text:style-name="OOoMenuPath"><text:span text:style-name="T21">&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8809615" text:continue-list="list38798598"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7">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7">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1">&gt;</text:span></text:span><text:span text:style-name="OOoMenuPath"> Toolbars </text:span><text:span text:style-name="OOoMenuPath"><text:span text:style-name="T21">&gt;</text:span></text:span><text:span text:style-name="OOoMenuPath"> Bullets and Numbering</text:span> to see the toolbar.</text:p>
      <text:p text:style-name="P7">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OOoFigure"><draw:frame draw:style-name="fr3" draw:name="Frame47" text:anchor-type="as-char" svg:width="16.932cm" draw:z-index="66">
     <draw:text-box fo:min-height="6.57cm">
      <text:p text:style-name="OOoFigure"><draw:frame draw:style-name="fr10" draw:name="graphics66" text:anchor-type="as-char" svg:width="12.61cm" svg:height="2.997cm" draw:z-index="67"><draw:image xlink:href="Pictures/100002010000019400000060B5FF85DF.png" xlink:type="simple" xlink:show="embed" xlink:actuate="onLoad"/>
       </draw:fram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OOoTableText_28_CaptionNumber_29_">1</text:p>
        </table:table-cell>
        <table:table-cell table:style-name="Table32.A1" office:value-type="string">
         <text:p text:style-name="OOoTableText_28_Caption_29_">Bullets On/Off</text:p>
        </table:table-cell>
        <table:table-cell table:style-name="Table32.A1" table:number-rows-spanned="2" office:value-type="string">
         <text:p text:style-name="OOoTableText_28_CaptionNumber_29_">6</text:p>
        </table:table-cell>
        <table:table-cell table:style-name="Table32.A1" table:number-rows-spanned="2" office:value-type="string">
         <text:p text:style-name="OOoTableText_28_Caption_29_">Promote One Level with Sub-points</text:p>
        </table:table-cell>
        <table:table-cell table:style-name="Table32.A1" office:value-type="string">
         <text:p text:style-name="OOoTableText_28_CaptionNumber_29_">10</text:p>
        </table:table-cell>
        <table:table-cell table:style-name="Table32.A1" office:value-type="string">
         <text:p text:style-name="OOoTableText_28_Caption_29_">Move Down</text:p>
        </table:table-cell>
       </table:table-row>
       <table:table-row table:style-name="Table32.1">
        <table:table-cell table:style-name="Table32.A1" office:value-type="string">
         <text:p text:style-name="OOoTableText_28_CaptionNumber_29_">2</text:p>
        </table:table-cell>
        <table:table-cell table:style-name="Table32.A1" office:value-type="string">
         <text:p text:style-name="OOoTableText_28_Caption_29_">Numbering On/Off</text:p>
        </table:table-cell>
        <table:covered-table-cell/>
        <table:covered-table-cell/>
        <table:table-cell table:style-name="Table32.A1" office:value-type="string">
         <text:p text:style-name="OOoTableText_28_CaptionNumber_29_">11</text:p>
        </table:table-cell>
        <table:table-cell table:style-name="Table32.A1" office:value-type="string">
         <text:p text:style-name="OOoTableText_28_Caption_29_">Move Up with Subpoints</text:p>
        </table:table-cell>
       </table:table-row>
       <table:table-row table:style-name="Table32.3">
        <table:table-cell table:style-name="Table32.A1" office:value-type="string">
         <text:p text:style-name="OOoTableText_28_CaptionNumber_29_">3</text:p>
        </table:table-cell>
        <table:table-cell table:style-name="Table32.A1" office:value-type="string">
         <text:p text:style-name="OOoTableText_28_Caption_29_">Numbering Off</text:p>
        </table:table-cell>
        <table:table-cell table:style-name="Table32.A1" office:value-type="string">
         <text:p text:style-name="OOoTableText_28_CaptionNumber_29_">7</text:p>
        </table:table-cell>
        <table:table-cell table:style-name="Table32.A1" office:value-type="string">
         <text:p text:style-name="OOoTableText_28_Caption_29_">Demote One Level with Sub-points</text:p>
        </table:table-cell>
        <table:table-cell table:style-name="Table32.A1" office:value-type="string">
         <text:p text:style-name="OOoTableText_28_CaptionNumber_29_">12</text:p>
        </table:table-cell>
        <table:table-cell table:style-name="Table32.A1" office:value-type="string">
         <text:p text:style-name="OOoTableText_28_Caption_29_">Move Down with Subpoints</text:p>
        </table:table-cell>
       </table:table-row>
       <table:table-row table:style-name="Table32.3">
        <table:table-cell table:style-name="Table32.A1" office:value-type="string">
         <text:p text:style-name="OOoTableText_28_CaptionNumber_29_">4</text:p>
        </table:table-cell>
        <table:table-cell table:style-name="Table32.A1" office:value-type="string">
         <text:p text:style-name="OOoTableText_28_Caption_29_">Promote One Level</text:p>
        </table:table-cell>
        <table:table-cell table:style-name="Table32.A1" office:value-type="string">
         <text:p text:style-name="OOoTableText_28_CaptionNumber_29_">8</text:p>
        </table:table-cell>
        <table:table-cell table:style-name="Table32.A1" office:value-type="string">
         <text:p text:style-name="OOoTableText_28_Caption_29_">Insert Unnumbered Entry</text:p>
        </table:table-cell>
        <table:table-cell table:style-name="Table32.A1" office:value-type="string">
         <text:p text:style-name="OOoTableText_28_CaptionNumber_29_">13</text:p>
        </table:table-cell>
        <table:table-cell table:style-name="Table32.A1" office:value-type="string">
         <text:p text:style-name="OOoTableText_28_Caption_29_">Restart Numbering</text:p>
        </table:table-cell>
       </table:table-row>
       <table:table-row table:style-name="Table32.3">
        <table:table-cell table:style-name="Table32.A1" office:value-type="string">
         <text:p text:style-name="OOoTableText_28_CaptionNumber_29_">5</text:p>
        </table:table-cell>
        <table:table-cell table:style-name="Table32.A1" office:value-type="string">
         <text:p text:style-name="OOoTableText_28_Caption_29_">Demote One Level</text:p>
        </table:table-cell>
        <table:table-cell table:style-name="Table32.A1" office:value-type="string">
         <text:p text:style-name="OOoTableText_28_CaptionNumber_29_">9</text:p>
        </table:table-cell>
        <table:table-cell table:style-name="Table32.A1" office:value-type="string">
         <text:p text:style-name="OOoTableText_28_Caption_29_">Move Up</text:p>
        </table:table-cell>
        <table:table-cell table:style-name="Table32.A1" office:value-type="string">
         <text:p text:style-name="OOoTableText_28_CaptionNumber_29_">14</text:p>
        </table:table-cell>
        <table:table-cell table:style-name="Table32.A1" office:value-type="string">
         <text:p text:style-name="OOoTableText_28_Caption_29_">Bullets and Numbering</text:p>
        </table:table-cell>
       </table:table-row>
      </table:table>
      <text:p text:style-name="P47">Figure <text:sequence text:ref-name="refFigure17" text:name="Figure" text:formula="ooow:Figure+1" style:num-format="1">18</text:sequence>: Bullets and Numbering toolbar</text:p>
     </draw:text-box>
    </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0">If numbering or bullets are being applied automatically in a way that you find inappropriate, you can switch them off temporarily by unchecking <text:span text:style-name="OOoMenuPath">Format </text:span><text:span text:style-name="OOoMenuPath"><text:span text:style-name="T21">&gt;</text:span></text:span><text:span text:style-name="OOoMenuPath"> AutoCorrect </text:span><text:span text:style-name="OOoMenuPath"><text:span text:style-name="T21">&gt;</text:span></text:span><text:span text:style-name="OOoMenuPath"> While Typing</text:span>.</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8" draw:name="Frame56" text:anchor-type="paragraph" svg:x="9.23cm" svg:y="-0.071cm" svg:width="7.721cm" draw:z-index="1">
     <draw:text-box fo:min-height="5.493cm">
      <text:p text:style-name="OOoFigureCaption"><draw:frame draw:style-name="fr15" draw:name="graphics79" text:anchor-type="as-char" svg:width="7.721cm" svg:height="6.219cm" draw:z-index="68"><draw:image xlink:href="Pictures/100000000000015E0000011AD1F9D505.png" xlink:type="simple" xlink:show="embed" xlink:actuate="onLoad"/>
       </draw:frame></text:p>
      <text:p text:style-name="P38">Figure <text:sequence text:ref-name="refFigure18" text:name="Figure" text:formula="ooow:Figure+1" style:num-format="1">19</text:sequence>: Modifying a style</text:p>
     </draw:text-box>
    </draw:frame>To turn automatic hyphenation of words on or off:</text:p>
      <text:list xml:id="list1656943753" text:style-name="OOoNum_20_123">
        <text:list-item text:start-value="1">
          <text:p text:style-name="P56">Press <text:span text:style-name="OOoKeystroke">F11</text:span> (<text:span text:style-name="T18">z</text:span><text:span text:style-name="T9">+</text:span><text:span text:style-name="T16">T</text:span> on Mac) to open the Styles and Formatting window or go to the Styles deck of the Sidebar.</text:p>
        </text:list-item>
        <text:list-item>
          <text:p text:style-name="P53">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53">On the Paragraph Style dialog (Figure <text:sequence-ref text:reference-format="value" text:ref-name="refFigure19">20</text:sequence-ref>), go to the <text:span text:style-name="OOoStrongEmphasis">Text Flow</text:span> page.</text:p>
        </text:list-item>
        <text:list-item>
          <text:p text:style-name="P50"><text:soft-page-break/>Under Hyphenation, select or deselect the <text:span text:style-name="OOoMenuPath">Automatically</text:span> option. Click <text:span text:style-name="OOoMenuPath">OK</text:span> to save.</text:p>
        </text:list-item>
      </text:list>
      <text:p text:style-name="P18"><draw:frame draw:style-name="fr3" draw:name="Frame48" text:anchor-type="as-char" svg:width="14.614cm" draw:z-index="8">
     <draw:text-box fo:min-height="4.556cm">
      <text:p text:style-name="OOoFigureCaption"><draw:frame draw:style-name="fr25" draw:name="graphics34" text:anchor-type="as-char" svg:width="14.605cm" svg:height="5.14cm" draw:z-index="9"><draw:image xlink:href="Pictures/1000000000000211000000BFFC15362E.png" xlink:type="simple" xlink:show="embed" xlink:actuate="onLoad"/>
       </draw:frame></text:p>
      <text:p text:style-name="P38">Figure <text:sequence text:ref-name="refFigure19" text:name="Figure" text:formula="ooow:Figure+1" style:num-format="1">20</text:sequence>: Turning on automatic hyphenation</text:p>
     </draw:text-box>
    </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8">You can also set hyphenation choices through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Writing Aids</text:span>. In Options, near the bottom of the dialog, scroll down to find the hyphenation settings.</text:p>
      <text:p text:style-name="P36"><draw:frame draw:style-name="fr3" draw:name="Frame49" text:anchor-type="as-char" svg:width="13.919cm" draw:z-index="10">
     <draw:text-box fo:min-height="3.66cm">
      <text:p text:style-name="P37"><draw:frame draw:style-name="fr26" draw:name="graphics67" text:anchor-type="as-char" svg:width="13.809cm" svg:height="2.993cm" draw:z-index="11"><draw:image xlink:href="Pictures/10000000000001E20000006683661B30.png" xlink:type="simple" xlink:show="embed" xlink:actuate="onLoad"/>
       </draw:frame></text:p>
      <text:p text:style-name="P40">Figure <text:sequence text:ref-name="refFigure20" text:name="Figure" text:formula="ooow:Figure+1" style:num-format="1">21</text:sequence>: Setting hyphenation options</text:p>
     </draw:text-box>
    </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6">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7">Writer provides several ways for you to control <text:alphabetical-index-mark-start text:id="IMark32724264"/>page layouts<text:alphabetical-index-mark-end text:id="IMark32724264"/>: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P10">Page layout is usually easier if you show text, object, table, and section boundaries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Appearance</text:span>, and paragraph ends, tabs, breaks, and other items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Formatting Aids</text:span>. These last items will appear when <text:span text:style-name="OOoMenuPath">View </text:span><text:span text:style-name="OOoMenuPath"><text:span text:style-name="T21">&gt;</text:span></text:span><text:span text:style-name="OOoMenuPath"> Nonprinting Characters</text:span> is selected.</text:p>
          </table:table-cell>
        </table:table-row>
        <table:table-row>
          <table:table-cell table:style-name="Table42.A2" office:value-type="string">
            <text:p text:style-name="OOoTip_2f_Note_2f_Caution"/>
          </table:table-cell>
          <table:table-cell table:style-name="Table42.A2" office:value-type="string">
            <text:p text:style-name="OOoTableText"/>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1">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2"><draw:frame draw:style-name="fr10" draw:name="graphics68" text:anchor-type="as-char" svg:width="7.398cm" svg:height="6.59cm" draw:z-index="64"><draw:image xlink:href="Pictures/1000000000000120000000F94325512E.png" xlink:type="simple" xlink:show="embed" xlink:actuate="onLoad"/>
       </draw:frame></text:p>
          </table:table-cell>
        </table:table-row>
        <text:soft-page-break/>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2"><draw:frame draw:style-name="fr10" draw:name="graphics69" text:anchor-type="as-char" svg:width="7.398cm" svg:height="6.987cm" draw:z-index="41"><draw:image xlink:href="Pictures/10000201000001200000010810EE5803.png" xlink:type="simple" xlink:show="embed" xlink:actuate="onLoad"/>
       </draw:frame></text:p>
          </table:table-cell>
        </table:table-row>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9"><draw:frame draw:style-name="fr10" draw:name="graphics70" text:anchor-type="as-char" svg:width="7.398cm" svg:height="6.987cm" draw:z-index="63"><draw:image xlink:href="Pictures/100002010000013B00000121828BB467.png" xlink:type="simple" xlink:show="embed" xlink:actuate="onLoad"/>
       </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2"><draw:frame draw:style-name="fr10" draw:name="graphics71" text:anchor-type="as-char" svg:width="7.414cm" svg:height="7.038cm" draw:z-index="44"><draw:image xlink:href="Pictures/10000201000001220000010A5450DAC2.png" xlink:type="simple" xlink:show="embed" xlink:actuate="onLoad"/>
       </draw:frame></text:p>
          </table:table-cell>
        </table:table-row>
      </table:table>
      <text:h text:style-name="OOoHeading_20_2" text:outline-level="3"><text:soft-page-break/><text:reference-mark-start text:name="Creating headers and footers"/>Creating Headers and Footers<text:reference-mark-end text:name="Creating headers and footers"/></text:h>
      <text:p text:style-name="P23">A header is an area that appears at the top of a page. A footer appears at the bottom of the page. Information such as page numbers inserted into a header or footer displays on every page of the document with that page style.</text:p>
      <text:p text:style-name="P13">To insert a header, choose <text:span text:style-name="OOoMenuPath">Insert </text:span><text:span text:style-name="OOoMenuPath"><text:span text:style-name="T21">&gt;</text:span></text:span><text:span text:style-name="OOoMenuPath"> Header </text:span><text:span text:style-name="OOoMenuPath"><text:span text:style-name="T21">&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8820516" text:continue-list="list38802356" text:style-name="OOoNum_20_123">
        <text:list-item text:start-value="1">
          <text:p text:style-name="P57">Choose <text:span text:style-name="OOoMenuPath">File </text:span><text:span text:style-name="OOoMenuPath"><text:span text:style-name="T21">&gt;</text:span></text:span><text:span text:style-name="OOoMenuPath"> Properties </text:span><text:span text:style-name="OOoMenuPath"><text:span text:style-name="T21">&gt;</text:span></text:span><text:span text:style-name="OOoMenuPath"> Description</text:span> and type a title for your document.</text:p>
        </text:list-item>
        <text:list-item>
          <text:p text:style-name="P55">Add a header (<text:span text:style-name="OOoMenuPath">Insert </text:span><text:span text:style-name="OOoMenuPath"><text:span text:style-name="T21">&gt;</text:span></text:span><text:span text:style-name="OOoMenuPath"> Header </text:span><text:span text:style-name="OOoMenuPath"><text:span text:style-name="T21">&gt;</text:span></text:span><text:span text:style-name="OOoMenuPath"> Default</text:span>).</text:p>
        </text:list-item>
        <text:list-item>
          <text:p text:style-name="OOoNum_20_123_20_Cont.">Place the cursor in the header part of the page.</text:p>
        </text:list-item>
        <text:list-item>
          <text:p text:style-name="P55">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Title</text:span>. The title should appear on a gray background (which does not show when printed and can be turned off).</text:p>
        </text:list-item>
        <text:list-item>
          <text:p text:style-name="P52">To change the title for the whole document, go back to <text:span text:style-name="OOoMenuPath">File </text:span><text:span text:style-name="OOoMenuPath"><text:span text:style-name="T21">&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8805207" text:continue-list="list38820516"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2</text:reference-ref>.</text:p>
        </text:list-item>
        <text:list-item>
          <text:p text:style-name="P52">Place the cursor in the header or footer where you want the page number to appear and 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8793934" text:continue-list="list38805207" text:style-name="OOoNum_20_123">
        <text:list-item text:start-value="1">
          <text:p text:style-name="OOoNum_20_123_20_Start">Type the word “page” and a space, then insert the page number as above.</text:p>
        </text:list-item>
        <text:list-item>
          <text:p text:style-name="P52">Press the space bar once, type the word “of” and a space, then 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0">The Page Count field inserts the total number of pages in the document, as shown on the Statistics tab of the document’s Properties window (<text:span text:style-name="OOoMenuPath">File </text:span><text:span text:style-name="OOoMenuPath"><text:span text:style-name="T21">&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text:soft-page-break/>“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8801766" text:continue-list="list38793934" text:style-name="OOoNum_20_123">
        <text:list-item text:start-value="1">
          <text:p text:style-name="P58"><text:span text:style-name="OOoKeystroke"><text:span text:style-name="T9">Place the c</text:span></text:span>ursor in the first paragraph of the new page.</text:p>
        </text:list-item>
        <text:list-item>
          <text:p text:style-name="P55"><text:span text:style-name="OOoMenuPath"><text:span text:style-name="T2">Choose </text:span></text:span><text:span text:style-name="OOoMenuPath">Format </text:span><text:span text:style-name="OOoMenuPath"><text:span text:style-name="T21">&gt;</text:span></text:span><text:span text:style-name="OOoMenuPath"> Paragraph</text:span><text:span text:style-name="OOoMenuPath"><text:span text:style-name="T2">.</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2">d then </text:span><text:span text:style-name="T19">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pan text:style-name="OOoStrongEmphasis">Method 2:</text:span></text:p>
      <text:list xml:id="list38810011" text:continue-list="list38801766" text:style-name="OOoNum_20_123">
        <text:list-item text:start-value="1">
          <text:p text:style-name="P57"><text:span text:style-name="OOoMenuPath">Insert </text:span><text:span text:style-name="OOoMenuPath"><text:span text:style-name="T21">&gt;</text:span></text:span><text:span text:style-name="OOoMenuPath"> Manual Break</text:span><text:span text:style-name="OOoMenuPath"><text:span text:style-name="T2">.</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11.598cm" draw:z-index="56">
     <draw:text-box fo:min-height="6.216cm">
      <text:p text:style-name="P15"><draw:frame draw:style-name="fr10" draw:name="graphics72" text:anchor-type="as-char" svg:width="8.467cm" svg:height="5.741cm" draw:z-index="58"><draw:image xlink:href="Pictures/1000000000000140000000D9D06D8549.png" xlink:type="simple" xlink:show="embed" xlink:actuate="onLoad"/>
       </draw:frame></text:p>
      <text:p text:style-name="P15">Figure <text:sequence text:ref-name="refFigure21" text:name="Figure" text:formula="ooow:Figure+1" style:num-format="1">22</text:sequence>: Restarting page numbering after a manual page break</text:p>
     </draw:text-box>
    </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8812347" text:continue-list="list38809615"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ext:soft-page-break/>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8799642" text:continue-list="list38810011"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rame51" text:anchor-type="as-char" svg:width="5.872cm" draw:z-index="52">
     <draw:text-box fo:min-height="4.826cm">
      <text:p text:style-name="P14"><draw:frame draw:style-name="fr10" draw:name="graphics73" text:anchor-type="as-char" svg:width="5.505cm" svg:height="4.209cm" draw:z-index="53"><draw:image xlink:href="Pictures/10000000000000D00000009F326E04A8.png" xlink:type="simple" xlink:show="embed" xlink:actuate="onLoad"/>
       </draw:frame></text:p>
      <text:p text:style-name="P14">Figure <text:sequence text:ref-name="refFigure22" text:name="Figure" text:formula="ooow:Figure+1" style:num-format="1">23</text:sequence>: Moving the margins</text:p>
     </draw:text-box>
    </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8808580" text:continue-list="list38799642"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2">On t</text:span>he <text:span text:style-name="OOoMenuPath">Page</text:span> tab o<text:span text:style-name="T2">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7">To insert a comment in the text, place the cursor in the place the comment refers to and choose <text:span text:style-name="OOoMenuPath">Insert </text:span><text:span text:style-name="OOoMenuPath"><text:span text:style-name="T21">&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12.52cm" draw:z-index="24">
     <draw:text-box fo:min-height="8.428cm">
      <text:p text:style-name="OOoFigureCaption"><draw:frame draw:style-name="fr27" draw:name="graphics74" text:anchor-type="paragraph" svg:x="0cm" svg:y="0.231cm" svg:width="14.868cm" style:rel-width="100%" svg:height="9.047cm" style:rel-height="scale" draw:z-index="25"><draw:image xlink:href="Pictures/100002010000023200000156FE1AD1A7.png" xlink:type="simple" xlink:show="embed" xlink:actuate="onLoad"/>
       </draw:frame>Figure <text:sequence text:ref-name="refFigure23" text:name="Figure" text:formula="ooow:Figure+1" style:num-format="1">24</text:sequence>: Example of comments</text:p>
     </draw:text-box>
    </draw:frame></text:p>
      <text:p text:style-name="P7">Choo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2">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8795182" text:continue-list="list38808580"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5">Choose <text:span text:style-name="OOoMenuPath">Insert </text:span><text:span text:style-name="OOoMenuPath"><text:span text:style-name="T21">&gt;</text:span></text:span><text:span text:style-name="OOoMenuPath"> Indexes and Tables </text:span><text:span text:style-name="OOoMenuPath"><text:span text:style-name="T21">&gt;</text:span></text:span><text:span text:style-name="OOoMenuPath">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8804550" text:continue-list="list38795182" text:style-name="OOoNum_20_123">
        <text:list-item text:start-value="1">
          <text:p text:style-name="P58"><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0">If you cannot place your cursor in the table of contents, choo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choose.</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8791628" text:continue-list="list38812347"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8">From the main menu, choose<text:span text:style-name="OOoMenuPath"> Insert </text:span><text:span text:style-name="OOoMenuPath"><text:span text:style-name="T21">&gt;</text:span></text:span><text:span text:style-name="OOoMenuPath"> Table</text:span><text:span text:style-name="OOoMenuPath"><text:span text:style-name="T2">.</text:span></text:span></text:p>
        </text:list-item>
        <text:list-item text:start-value="1">
          <text:p text:style-name="OOoList_20_1_20_Cont."><text:soft-page-break/><text:span text:style-name="OOoMenuPath"><text:span text:style-name="T2">From the </text:span></text:span><text:span text:style-name="T14">main menu</text:span><text:span text:style-name="OOoMenuPath"><text:span text:style-name="T2">, choose </text:span></text:span><text:span text:style-name="OOoMenuPath"><text:span text:style-name="T3">Table </text:span></text:span><text:span text:style-name="OOoMenuPath"><text:span text:style-name="T22">&gt;</text:span></text:span><text:span text:style-name="OOoMenuPath"><text:span text:style-name="T3"> Insert </text:span></text:span><text:span text:style-name="OOoMenuPath"><text:span text:style-name="T22">&gt;</text:span></text:span><text:span text:style-name="OOoMenuPath"><text:span text:style-name="T3"> Table</text:span></text:span><text:span text:style-name="OOoMenuPath"><text:span text:style-name="T2">.</text:span></text:span></text:p>
        </text:list-item>
      </text:list>
      <text:list xml:id="list38803846" text:continue-list="list38791628" text:style-name="OOoBullets_20_1">
        <text:list-item>
          <text:p text:style-name="P65">Press <text:span text:style-name="OOoKeystroke">Ctrl+F12</text:span> on the keyboard.</text:p>
        </text:list-item>
        <text:list-item>
          <text:p text:style-name="P70">From the Standard toolbar, click the <text:span text:style-name="OOoMenuPath">Table</text:span> icon <draw:frame draw:style-name="fr28" draw:name="graphics75" text:anchor-type="as-char" svg:y="-0.631cm" svg:width="0.741cm" svg:height="0.621cm" draw:z-index="29"><draw:image xlink:href="Pictures/100000000000001C0000001C97F27B4F.png" xlink:type="simple" xlink:show="embed" xlink:actuate="onLoad"/>
      </draw:frame></text:p>
        </text:list-item>
      </text:list>
      <text:p text:style-name="OOoTextBody">You can also click the small arrow to the right of the Table icon and select the number of cells to directly insert a table with the default table properties. </text:p>
      <text:p text:style-name="P7">You can create a table from text, or convert a table to text, using <text:span text:style-name="OOoMenuPath">Table </text:span><text:span text:style-name="OOoMenuPath"><text:span text:style-name="T21">&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8806250" text:continue-list="list38804550"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5">Choose <text:span text:style-name="OOoMenuPath">Edit </text:span><text:span text:style-name="OOoMenuPath"><text:span text:style-name="T21">&gt;</text:span></text:span><text:span text:style-name="OOoMenuPath"> Copy</text:span> or press <text:span text:style-name="OOoKeystroke">Ctrl+C</text:span>.</text:p>
        </text:list-item>
        <text:list-item>
          <text:p text:style-name="P52">In the Writer document, choose <text:span text:style-name="OOoMenuPath">Edit </text:span><text:span text:style-name="OOoMenuPath"><text:span text:style-name="T21">&gt;</text:span></text:span><text:span text:style-name="OOoMenuPath">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8820024" text:continue-list="list38806250"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8809181" text:continue-list="list38803846"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8814083"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8805601" text:continue-numbering="true" text:style-name="OOoBullets_20_1">
        <text:list-item>
          <text:p text:style-name="OOoList_20_1_20_End">Copy a chart from Calc or Writer into another document.</text:p>
        </text:list-item>
      </text:list>
      <text:p text:style-name="P25">These charts are snapshots of the data at the time of copying. They do not change when the source data changes.</text:p>
      <text:p text:style-name="OOoTextBody_5f_ListIntro">To create a chart based on the values in a Writer table:</text:p>
      <text:list xml:id="list38796675" text:continue-list="list38820024" text:style-name="OOoNum_20_123">
        <text:list-item text:start-value="1">
          <text:p text:style-name="OOoNum_20_123_20_Start">Click inside the Writer table.</text:p>
        </text:list-item>
        <text:list-item>
          <text:p text:style-name="P55"><text:soft-page-break/>Choose <text:span text:style-name="OOoMenuPath">Insert </text:span><text:span text:style-name="OOoMenuPath"><text:span text:style-name="T21">&gt;</text:span></text:span><text:span text:style-name="OOoMenuPath"> Object </text:span><text:span text:style-name="OOoMenuPath"><text:span text:style-name="T21">&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8793430" text:continue-list="list38796675" text:style-name="OOoNum_20_123">
        <text:list-item text:start-value="1">
          <text:p text:style-name="P57">If you have not selected any cells, choose <text:span text:style-name="OOoMenuPath">Insert </text:span><text:span text:style-name="OOoMenuPath"><text:span text:style-name="T21">&gt;</text:span></text:span><text:span text:style-name="OOoMenuPath"> Object </text:span><text:span text:style-name="OOoMenuPath"><text:span text:style-name="T21">&gt;</text:span></text:span><text:span text:style-name="OOoMenuPath"> Chart</text:span> to insert a chart with default data.</text:p>
        </text:list-item>
        <text:list-item>
          <text:p text:style-name="P52">You can change the default data values by double-clicking on the chart and then choosing <text:span text:style-name="OOoMenuPath">View </text:span><text:span text:style-name="OOoMenuPath"><text:span text:style-name="T21">&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8817510" text:continue-list="list38793430" text:style-name="OOoNum_20_123">
        <text:list-item text:start-value="1">
          <text:p text:style-name="OOoNum_20_123_20_Start">Click where you want to insert the file.</text:p>
        </text:list-item>
        <text:list-item>
          <text:p text:style-name="P55">Choose <text:span text:style-name="OOoMenuPath">Insert </text:span><text:span text:style-name="OOoMenuPath"><text:span text:style-name="T21">&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8814740" text:continue-numbering="true" text:style-name="OOoNum_20_123">
        <text:list-item>
          <text:p text:style-name="OOoNum_20_123_20_End">Click <text:span text:style-name="OOoMenuPath">Open</text:span>.</text:p>
        </text:list-item>
      </text:list>
      <text:p text:style-name="P7">Alternatively, you can choose <text:span text:style-name="OOoMenuPath">Tools </text:span><text:span text:style-name="OOoMenuPath"><text:span text:style-name="T21">&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8817834" text:continue-list="list38814740"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8820856" text:continue-numbering="true" text:style-name="OOoNum_20_123">
        <text:list-item>
          <text:p text:style-name="P50">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8801293" text:continue-list="list38805601"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7">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1">&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3">Save versions that are stored as part of the original file. However, this method can cause problems with documents of non-trivial size or complexity, especially if you save a lot of versions. Avoid this method if you can.</text:p>
        </text:list-item>
        <text:list-item>
          <text:p text:style-name="P51">Use Writer’s change marks (often called “red lines” or “<text:alphabetical-index-mark-start text:id="IMark32716356"/>revision marks<text:alphabetical-index-mark-end text:id="IMark32716356"/>”) to show where you have added or deleted material, or changed formatting. Choose <text:span text:style-name="OOoMenuPath">Edit </text:span><text:span text:style-name="OOoMenuPath"><text:span text:style-name="T21">&gt;</text:span></text:span><text:span text:style-name="OOoMenuPath"> Changes </text:span><text:span text:style-name="OOoMenuPath"><text:span text:style-name="T21">&gt;</text:span></text:span><text:span text:style-name="OOoMenuPath">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text:span><text:span text:style-name="OOoMenuPath"><text:span text:style-name="T21">&gt;</text:span></text:span><text:span text:style-name="OOoMenuPath"> Changes </text:span><text:span text:style-name="OOoMenuPath"><text:span text:style-name="T21">&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23">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8795842" text:continue-list="list38801293"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8816387" text:continue-list="list38795842"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61" text:outline-level="3">Using Hyperlinks</text:h>
      <text:p text:style-name="OOoTextBody_5f_ListIntro">The easiest way to insert a hyperlink to another part of the same document is by using the Navigator:</text:p>
      <text:list xml:id="list38798998" text:continue-list="list38820856" text:style-name="OOoNum_20_123">
        <text:list-item text:start-value="1">
          <text:p text:style-name="OOoNum_20_123_20_Start">Open the document containing the items you want to cross-reference.</text:p>
        </text:list-item>
        <text:list-item>
          <text:p text:style-name="P55">Open the Navigator by clicking its icon, going to the Navigator deck in the Sidebar, choosing <text:span text:style-name="OOoMenuPath">View </text:span><text:span text:style-name="OOoMenuPath"><text:span text:style-name="T21">&gt;</text:span></text:span><text:span text:style-name="OOoMenuPath"> Navigator</text:span><text:span text:style-name="T2">,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9" draw:name="Frame53" text:anchor-type="as-char" svg:y="-7.391cm" svg:width="9.47cm" draw:z-index="39">
     <draw:text-box fo:min-height="7.184cm">
      <text:p text:style-name="P44"><draw:frame draw:style-name="fr10" draw:name="graphics76" text:anchor-type="as-char" svg:width="9.47cm" svg:height="6.627cm" draw:z-index="50"><draw:image xlink:href="Pictures/100000000000019A0000011F3D7D1E23.png" xlink:type="simple" xlink:show="embed" xlink:actuate="onLoad"/>
       </draw:frame></text:p>
      <text:p text:style-name="P44">Figure <text:sequence text:ref-name="refFigure24" text:name="Figure" text:formula="ooow:Figure+1" style:num-format="1">25</text:sequence>: Inserting a hyperlink using the Navigator</text:p>
     </draw:text-box>
    </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32735692" text:key1="fields"/><text:alphabetical-index-mark-start text:id="IMark32718420"/>bookmarks<text:alphabetical-index-mark-end text:id="IMark32718420"/><text:alphabetical-index-mark-end text:id="IMark32735692"/>,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8793752" text:continue-list="list38798998" text:style-name="OOoNum_20_123">
        <text:list-item text:start-value="1">
          <text:p text:style-name="OOoNum_20_123_20_Start">In your document, place the cursor where you want the cross-reference to appear.</text:p>
        </text:list-item>
        <text:list-item>
          <text:p text:style-name="P55">If the Fields dialog is not open, click <text:span text:style-name="OOoMenuPath">Insert </text:span><text:span text:style-name="OOoMenuPath"><text:span text:style-name="T21">&gt;</text:span></text:span><text:span text:style-name="OOoMenuPath"> Cross-reference</text:span>. On the <text:span text:style-name="OOoEmphasis"><text:span text:style-name="T2">Cross-references</text:span></text:span><text:span text:style-name="T4"> </text:span>tab,<text:span text:style-name="T1"> in the </text:span><text:span text:style-name="OOoEmphasis"><text:span text:style-name="T2">Type</text:span></text:span><text:span text:style-name="T4"> </text:span><text:span text:style-name="T1">list</text:span>, <text:span text:style-name="T1">select the type of item to be referenced (for example, </text:span><text:span text:style-name="OOoEmphasis"><text:span text:style-name="T1">Heading</text:span></text:span><text:span text:style-name="T1"> or </text:span><text:span text:style-name="OOoEmphasis"><text:span text:style-name="T1">Figure</text:span></text:span><text:span text:style-name="T1">)</text:span>. You can leave this page open while you insert many cross-references.</text:p>
        </text:list-item>
        <text:list-item>
          <text:p text:style-name="OOoNum_20_123_20_End">Click on the required item in the <text:span text:style-name="OOoEmphasis"><text:span text:style-name="T2">Selection</text:span></text:span><text:span text:style-name="T4"> </text:span>list, which shows all the items of the selected type. In the <text:span text:style-name="OOoEmphasis"><text:span text:style-name="T2">Format</text:span></text:span><text:span text:style-name="T4"> </text:span>list, choose the format required. Usually this will be <text:span text:style-name="OOoMenuPath">Reference</text:span> (to insert the full text of the heading or caption), <text:span text:style-name="OOoMenuPath"><text:span text:style-name="T4">Category and Number</text:span></text:span><text:span text:style-name="T4"> </text:span>(to insert the word “Figure<text:span text:style-name="T20">”</text:span> or “Table” and its number, but without the caption text), Numbering (to insert only the figure or table number, without the word “Figure” or “Table”), or <text:span text:style-name="OOoMenuPath">Page</text:span><text:span text:style-name="T4"> </text:span>(to insert the number of the page the referenced text is on). Click <text:span text:style-name="OOoMenuPath"><text:span text:style-name="T5">Insert</text:span></text:span>.</text:p>
        </text:list-item>
      </text:list>
      <text:p text:style-name="OOoFigure"><draw:frame draw:style-name="fr3" draw:name="Frame54" text:anchor-type="as-char" svg:width="15.011cm" draw:z-index="15">
     <draw:text-box fo:min-height="12.435cm">
      <text:p text:style-name="P16"/>
      <text:p text:style-name="P14"><draw:frame draw:style-name="fr29" draw:name="graphics77" text:anchor-type="paragraph" svg:width="14.824cm" svg:height="12.617cm" draw:z-index="16"><draw:image xlink:href="Pictures/1000000000000237000001C5FAE3DB59.png" xlink:type="simple" xlink:show="embed" xlink:actuate="onLoad"/>
       </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
     </draw:text-box>
    </draw:frame></text:p>
      <text:h text:style-name="OOoHeading_20_2" text:outline-level="3"><text:soft-page-break/>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8804974" text:continue-list="list38793752" text:style-name="OOoNum_20_123">
        <text:list-item text:start-value="1">
          <text:p text:style-name="P57">Select the text you want to bookmark. Click <text:span text:style-name="OOoMenuPath"><text:span text:style-name="T5">Insert </text:span></text:span><text:span text:style-name="OOoMenuPath"><text:span text:style-name="T23">&gt;</text:span></text:span><text:span text:style-name="OOoMenuPath"><text:span text:style-name="T5"> Bookmark</text:span></text:span>.</text:p>
        </text:list-item>
        <text:list-item>
          <text:p text:style-name="OOoNum_20_123_20_End">On the <text:alphabetical-index-mark-start text:id="IMark32735548"/>Insert Bookmark dialog<text:alphabetical-index-mark-end text:id="IMark32735548"/>, the larger box lists any previously defined bookmarks. Type a name for this bookmark in the top box, and then click <text:span text:style-name="OOoMenuPath"><text:span text:style-name="T5">OK</text:span></text:span>.</text:p>
        </text:list-item>
      </text:list>
      <text:p text:style-name="P33"><draw:frame draw:style-name="fr3" draw:name="Frame55" text:anchor-type="as-char" svg:width="9.446cm" draw:z-index="17">
     <draw:text-box fo:min-height="5.544cm">
      <text:p text:style-name="OOoFigureCaption"><draw:frame draw:style-name="fr30" draw:name="graphics78" text:anchor-type="paragraph" svg:x="0.004cm" svg:y="0.002cm" svg:width="9.446cm" style:rel-width="100%" svg:height="5.08cm" style:rel-height="scale" draw:z-index="18"><draw:image xlink:href="Pictures/1000000000000165000000C01492C25F.png" xlink:type="simple" xlink:show="embed" xlink:actuate="onLoad"/>
       </draw:frame>Figure <text:sequence text:ref-name="refFigure26" text:name="Figure" text:formula="ooow:Figure+1" style:num-format="1">27</text:sequence>: Inserting a bookmark</text:p>
     </draw:text-box>
    </draw:frame></text:p>
      <text:h text:style-name="OOoHeading_20_1" text:outline-level="2">Using Master Documents</text:h>
      <text:p text:style-name="P24">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8807340" text:continue-list="list38816387"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1</text:page-number></text:p>
      </style:footer>
      <style:footer-left>
        <text:p text:style-name="OOoFooter"><text:page-number text:select-page="current">3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6-13T18:57:05.02</dc:date>
    <dc:creator>Dick Groskamp</dc:creator>
    <meta:editing-duration>PT16H38M20S</meta:editing-duration>
    <meta:editing-cycles>120</meta:editing-cycles>
    <meta:generator>OpenOffice/4.1.12$Win32 OpenOffice.org_project/4112m1$Build-9809</meta:generator>
    <meta:document-statistic meta:table-count="28" meta:image-count="41" meta:object-count="0" meta:page-count="32" meta:paragraph-count="619" meta:word-count="9733" meta:character-count="55175"/>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